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EstruturadepontosdaEscalaETM" style:family="table">
      <style:table-properties style:width="16.589cm" table:align="margins"/>
    </style:style>
    <style:style style:name="EstruturadepontosdaEscalaETM.A" style:family="table-column">
      <style:table-column-properties style:column-width="13.494cm" style:rel-column-width="53305*"/>
    </style:style>
    <style:style style:name="EstruturadepontosdaEscalaETM.B" style:family="table-column">
      <style:table-column-properties style:column-width="3.096cm" style:rel-column-width="12230*"/>
    </style:style>
    <style:style style:name="EstruturadepontosdaEscalaETM.A1" style:family="table-cell">
      <style:table-cell-properties fo:padding="0.097cm" fo:border-left="0.002cm solid #000000" fo:border-right="none" fo:border-top="0.002cm solid #000000" fo:border-bottom="0.002cm solid #000000"/>
    </style:style>
    <style:style style:name="EstruturadepontosdaEscalaETM.B1" style:family="table-cell">
      <style:table-cell-properties fo:padding="0.097cm" fo:border="0.002cm solid #000000"/>
    </style:style>
    <style:style style:name="EstruturadepontosdaEscalaETM.A2" style:family="table-cell">
      <style:table-cell-properties fo:padding="0.097cm" fo:border-left="0.002cm solid #000000" fo:border-right="none" fo:border-top="none" fo:border-bottom="0.002cm solid #000000"/>
    </style:style>
    <style:style style:name="EstruturadepontosdaEscalaETM.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15.265cm" fo:margin-left="-0.199cm" table:align="left" style:writing-mode="lr-tb"/>
    </style:style>
    <style:style style:name="Table1.A" style:family="table-column">
      <style:table-column-properties style:column-width="7.624cm"/>
    </style:style>
    <style:style style:name="Table1.B" style:family="table-column">
      <style:table-column-properties style:column-width="7.641cm"/>
    </style:style>
    <style:style style:name="Table1.1" style:family="table-row">
      <style:table-row-properties style:min-row-height="0.601cm"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keep-together="true" fo:keep-together="auto"/>
    </style:style>
    <style:style style:name="Recomendaçõesparausabilidadeeacessibilidadedee-ServiçosmunicipaiseportaisdetransparênciaRecomendaçõesparausabilidadeeacessibilidadedee-Serviçosmunicipaiseportaisdetransparência" style:family="table">
      <style:table-properties style:width="16.589cm" fo:break-before="auto" fo:break-after="auto" table:align="margins"/>
    </style:style>
    <style:style style:name="Recomendaçõesparausabilidadeeacessibilidadedee-ServiçosmunicipaiseportaisdetransparênciaRecomendaçõesparausabilidadeeacessibilidadedee-Serviçosmunicipaiseportaisdetransparência.A" style:family="table-column">
      <style:table-column-properties style:column-width="10.007cm" style:rel-column-width="39530*"/>
    </style:style>
    <style:style style:name="Recomendaçõesparausabilidadeeacessibilidadedee-ServiçosmunicipaiseportaisdetransparênciaRecomendaçõesparausabilidadeeacessibilidadedee-Serviçosmunicipaiseportaisdetransparência.B" style:family="table-column">
      <style:table-column-properties style:column-width="6.583cm" style:rel-column-width="26005*"/>
    </style:style>
    <style:style style:name="Recomendaçõesparausabilidadeeacessibilidadedee-ServiçosmunicipaiseportaisdetransparênciaRecomendaçõesparausabilidadeeacessibilidadedee-Serviçosmunicipaiseportaisdetransparência.A1" style:family="table-cell">
      <style:table-cell-properties fo:padding="0.049cm" fo:border-left="0.018cm solid #000000" fo:border-right="none" fo:border-top="0.018cm solid #000000" fo:border-bottom="0.018cm solid #000000"/>
    </style:style>
    <style:style style:name="Recomendaçõesparausabilidadeeacessibilidadedee-ServiçosmunicipaiseportaisdetransparênciaRecomendaçõesparausabilidadeeacessibilidadedee-Serviçosmunicipaiseportaisdetransparência.B1" style:family="table-cell">
      <style:table-cell-properties fo:padding="0.049cm" fo:border="0.018cm solid #000000"/>
    </style:style>
    <style:style style:name="Recomendaçõesparausabilidadeeacessibilidadedee-ServiçosmunicipaiseportaisdetransparênciaRecomendaçõesparausabilidadeeacessibilidadedee-Serviçosmunicipaiseportaisdetransparência.A2" style:family="table-cell">
      <style:table-cell-properties fo:background-color="transparent" fo:padding="0.049cm" fo:border-left="0.018cm solid #000000" fo:border-right="none" fo:border-top="none" fo:border-bottom="0.018cm solid #000000">
        <style:background-image/>
      </style:table-cell-properties>
    </style:style>
    <style:style style:name="Recomendaçõesparausabilidadeeacessibilidadedee-ServiçosmunicipaiseportaisdetransparênciaRecomendaçõesparausabilidadeeacessibilidadedee-Serviçosmunicipaiseportaisdetransparência.B2" style:family="table-cell" style:data-style-name="N0">
      <style:table-cell-properties fo:padding="0.049cm" fo:border-left="0.018cm solid #000000" fo:border-right="0.018cm solid #000000" fo:border-top="none" fo:border-bottom="0.018cm solid #000000"/>
    </style:style>
    <style:style style:name="Recomendaçõesparausabilidadeeacessibilidadedee-ServiçosmunicipaiseportaisdetransparênciaRecomendaçõesparausabilidadeeacessibilidadedee-Serviçosmunicipaiseportaisdetransparência.A3" style:family="table-cell">
      <style:table-cell-properties fo:padding="0.049cm" fo:border-left="0.018cm solid #000000" fo:border-right="none" fo:border-top="none" fo:border-bottom="0.018cm solid #000000"/>
    </style:style>
    <style:style style:name="Recomendaçõesparausabilidadeeacessibilidadedee-ServiçosmunicipaiseportaisdetransparênciaRecomendaçõesparausabilidadeeacessibilidadedee-Serviçosmunicipaiseportaisdetransparência.B3" style:family="table-cell">
      <style:table-cell-properties fo:padding="0.049cm" fo:border-left="0.018cm solid #000000" fo:border-right="0.018cm solid #000000" fo:border-top="none" fo:border-bottom="0.018cm solid #000000"/>
    </style:style>
    <style:style style:name="PrimeirapartedoquestionárioparacalcularapontuaçãonaEscalaETM" style:family="table">
      <style:table-properties style:width="16.589cm" fo:break-before="auto" fo:break-after="auto" table:align="margins" fo:keep-with-next="auto" style:may-break-between-rows="true"/>
    </style:style>
    <style:style style:name="PrimeirapartedoquestionárioparacalcularapontuaçãonaEscalaETM.A" style:family="table-column">
      <style:table-column-properties style:column-width="13.591cm" style:rel-column-width="53689*"/>
    </style:style>
    <style:style style:name="PrimeirapartedoquestionárioparacalcularapontuaçãonaEscalaETM.B" style:family="table-column">
      <style:table-column-properties style:column-width="1.499cm" style:rel-column-width="5922*"/>
    </style:style>
    <style:style style:name="PrimeirapartedoquestionárioparacalcularapontuaçãonaEscalaETM.C" style:family="table-column">
      <style:table-column-properties style:column-width="1.499cm" style:rel-column-width="5924*"/>
    </style:style>
    <style:style style:name="PrimeirapartedoquestionárioparacalcularapontuaçãonaEscalaETM.1" style:family="table-row">
      <style:table-row-properties style:keep-together="true" fo:keep-together="auto"/>
    </style:style>
    <style:style style:name="PrimeirapartedoquestionárioparacalcularapontuaçãonaEscalaETM.A1" style:family="table-cell">
      <style:table-cell-properties fo:background-color="transparent" fo:padding="0.049cm" fo:border-left="0.018cm solid #000000" fo:border-right="none" fo:border-top="0.018cm solid #000000" fo:border-bottom="0.018cm solid #000000">
        <style:background-image/>
      </style:table-cell-properties>
    </style:style>
    <style:style style:name="PrimeirapartedoquestionárioparacalcularapontuaçãonaEscalaETM.B1" style:family="table-cell">
      <style:table-cell-properties fo:padding="0.049cm" fo:border-left="0.018cm solid #000000" fo:border-right="none" fo:border-top="0.018cm solid #000000" fo:border-bottom="0.018cm solid #000000"/>
    </style:style>
    <style:style style:name="PrimeirapartedoquestionárioparacalcularapontuaçãonaEscalaETM.C1" style:family="table-cell">
      <style:table-cell-properties fo:padding="0.049cm" fo:border="0.018cm solid #000000"/>
    </style:style>
    <style:style style:name="PrimeirapartedoquestionárioparacalcularapontuaçãonaEscalaETM.A2" style:family="table-cell">
      <style:table-cell-properties fo:padding="0.049cm" fo:border-left="0.018cm solid #000000" fo:border-right="none" fo:border-top="none" fo:border-bottom="0.018cm solid #000000"/>
    </style:style>
    <style:style style:name="PrimeirapartedoquestionárioparacalcularapontuaçãonaEscalaETM.B2" style:family="table-cell" style:data-style-name="N0">
      <style:table-cell-properties fo:padding="0.049cm" fo:border-left="0.018cm solid #000000" fo:border-right="none" fo:border-top="none" fo:border-bottom="0.018cm solid #000000"/>
    </style:style>
    <style:style style:name="PrimeirapartedoquestionárioparacalcularapontuaçãonaEscalaETM.C2" style:family="table-cell" style:data-style-name="N0">
      <style:table-cell-properties fo:padding="0.049cm" fo:border-left="0.018cm solid #000000" fo:border-right="0.018cm solid #000000" fo:border-top="none" fo:border-bottom="0.018cm solid #000000"/>
    </style:style>
    <style:style style:name="PrimeirapartedoquestionárioparacalcularapontuaçãonaEscalaETM.A8" style:family="table-cell">
      <style:table-cell-properties fo:background-color="transparent" fo:padding="0.049cm" fo:border-left="0.018cm solid #000000" fo:border-right="none" fo:border-top="none" fo:border-bottom="0.018cm solid #000000">
        <style:background-image/>
      </style:table-cell-properties>
    </style:style>
    <style:style style:name="SegundapartedoquestionárioparacalcularapontuaçãonaEscalaETM" style:family="table">
      <style:table-properties style:width="16.589cm" table:align="margins" fo:keep-with-next="auto" style:may-break-between-rows="true"/>
    </style:style>
    <style:style style:name="SegundapartedoquestionárioparacalcularapontuaçãonaEscalaETM.A" style:family="table-column">
      <style:table-column-properties style:column-width="13.591cm" style:rel-column-width="53689*"/>
    </style:style>
    <style:style style:name="SegundapartedoquestionárioparacalcularapontuaçãonaEscalaETM.B" style:family="table-column">
      <style:table-column-properties style:column-width="1.499cm" style:rel-column-width="5922*"/>
    </style:style>
    <style:style style:name="SegundapartedoquestionárioparacalcularapontuaçãonaEscalaETM.C" style:family="table-column">
      <style:table-column-properties style:column-width="1.499cm" style:rel-column-width="5924*"/>
    </style:style>
    <style:style style:name="SegundapartedoquestionárioparacalcularapontuaçãonaEscalaETM.1" style:family="table-row">
      <style:table-row-properties style:keep-together="true" fo:keep-together="auto"/>
    </style:style>
    <style:style style:name="SegundapartedoquestionárioparacalcularapontuaçãonaEscalaETM.A1" style:family="table-cell">
      <style:table-cell-properties fo:padding="0.049cm" fo:border-left="0.018cm solid #000000" fo:border-right="none" fo:border-top="0.018cm solid #000000" fo:border-bottom="0.018cm solid #000000"/>
    </style:style>
    <style:style style:name="SegundapartedoquestionárioparacalcularapontuaçãonaEscalaETM.C1" style:family="table-cell">
      <style:table-cell-properties fo:padding="0.049cm" fo:border="0.018cm solid #000000"/>
    </style:style>
    <style:style style:name="SegundapartedoquestionárioparacalcularapontuaçãonaEscalaETM.A2" style:family="table-cell">
      <style:table-cell-properties fo:background-color="transparent" fo:padding="0.049cm" fo:border-left="0.018cm solid #000000" fo:border-right="none" fo:border-top="none" fo:border-bottom="0.018cm solid #000000">
        <style:background-image/>
      </style:table-cell-properties>
    </style:style>
    <style:style style:name="SegundapartedoquestionárioparacalcularapontuaçãonaEscalaETM.B2" style:family="table-cell" style:data-style-name="N0">
      <style:table-cell-properties fo:padding="0.049cm" fo:border-left="0.018cm solid #000000" fo:border-right="none" fo:border-top="none" fo:border-bottom="0.018cm solid #000000"/>
    </style:style>
    <style:style style:name="SegundapartedoquestionárioparacalcularapontuaçãonaEscalaETM.C2" style:family="table-cell" style:data-style-name="N0">
      <style:table-cell-properties fo:padding="0.049cm" fo:border-left="0.018cm solid #000000" fo:border-right="0.018cm solid #000000" fo:border-top="none" fo:border-bottom="0.018cm solid #000000"/>
    </style:style>
    <style:style style:name="SegundapartedoquestionárioparacalcularapontuaçãonaEscalaETM.A3" style:family="table-cell">
      <style:table-cell-properties fo:padding="0.049cm" fo:border-left="0.018cm solid #000000" fo:border-right="none" fo:border-top="none" fo:border-bottom="0.018cm solid #000000"/>
    </style:style>
    <style:style style:name="Table3" style:family="table" style:master-page-name="">
      <style:table-properties style:width="16.589cm" style:page-number="0" fo:break-before="auto" fo:break-after="auto" table:align="margins" fo:keep-with-next="auto" style:may-break-between-rows="true"/>
    </style:style>
    <style:style style:name="Table3.A" style:family="table-column">
      <style:table-column-properties style:column-width="13.591cm" style:rel-column-width="53689*"/>
    </style:style>
    <style:style style:name="Table3.B" style:family="table-column">
      <style:table-column-properties style:column-width="1.499cm" style:rel-column-width="5922*"/>
    </style:style>
    <style:style style:name="Table3.C" style:family="table-column">
      <style:table-column-properties style:column-width="1.499cm" style:rel-column-width="5924*"/>
    </style:style>
    <style:style style:name="Table3.1" style:family="table-row">
      <style:table-row-properties style:keep-together="true" fo:keep-together="auto"/>
    </style:style>
    <style:style style:name="Table3.A1" style:family="table-cell">
      <style:table-cell-properties fo:background-color="transparent" fo:padding="0.049cm" fo:border-left="0.018cm solid #000000" fo:border-right="none" fo:border-top="0.018cm solid #000000" fo:border-bottom="0.018cm solid #000000">
        <style:background-image/>
      </style:table-cell-properties>
    </style:style>
    <style:style style:name="Table3.B1" style:family="table-cell">
      <style:table-cell-properties fo:padding="0.049cm" fo:border-left="0.018cm solid #000000" fo:border-right="none" fo:border-top="0.018cm solid #000000" fo:border-bottom="0.018cm solid #000000"/>
    </style:style>
    <style:style style:name="Table3.C1" style:family="table-cell">
      <style:table-cell-properties fo:padding="0.049cm" fo:border="0.018cm solid #000000"/>
    </style:style>
    <style:style style:name="Table3.A2" style:family="table-cell">
      <style:table-cell-properties fo:padding="0.049cm" fo:border-left="0.018cm solid #000000" fo:border-right="none" fo:border-top="none" fo:border-bottom="0.018cm solid #000000"/>
    </style:style>
    <style:style style:name="Table3.B2" style:family="table-cell" style:data-style-name="N0">
      <style:table-cell-properties fo:padding="0.049cm" fo:border-left="0.018cm solid #000000" fo:border-right="none" fo:border-top="none" fo:border-bottom="0.018cm solid #000000"/>
    </style:style>
    <style:style style:name="Table3.C2" style:family="table-cell" style:data-style-name="N0">
      <style:table-cell-properties fo:padding="0.049cm" fo:border-left="0.018cm solid #000000" fo:border-right="0.018cm solid #000000" fo:border-top="none" fo:border-bottom="0.018cm solid #000000"/>
    </style:style>
    <style:style style:name="Table3.A8" style:family="table-cell">
      <style:table-cell-properties fo:background-color="transparent" fo:padding="0.049cm" fo:border-left="0.018cm solid #000000" fo:border-right="none" fo:border-top="none" fo:border-bottom="0.018cm solid #000000">
        <style:background-image/>
      </style:table-cell-properties>
    </style:style>
    <style:style style:name="Table3.C24" style:family="table-cell">
      <style:table-cell-properties fo:padding="0.049cm" fo:border-left="0.018cm solid #000000" fo:border-right="0.018cm solid #000000" fo:border-top="none" fo:border-bottom="0.018cm solid #000000"/>
    </style:style>
    <style:style style:name="P1" style:family="paragraph" style:parent-style-name="ListStyle">
      <style:paragraph-properties fo:margin-left="0cm" fo:margin-right="0cm" fo:margin-top="0cm" fo:margin-bottom="0cm" fo:line-height="115%" fo:text-align="start" style:justify-single-word="false" fo:text-indent="0cm" style:auto-text-indent="false"/>
    </style:style>
    <style:style style:name="P2" style:family="paragraph" style:parent-style-name="Table_20_Contents">
      <style:paragraph-properties fo:text-align="justify" style:justify-single-word="false"/>
      <style:text-properties style:font-name="Arial1"/>
    </style:style>
    <style:style style:name="P3" style:family="paragraph" style:parent-style-name="Table_20_Contents">
      <style:paragraph-properties fo:text-align="justify" style:justify-single-word="false"/>
      <style:text-properties style:font-name="Arial1" fo:font-weight="bold" style:font-weight-asian="bold" style:font-weight-complex="bold"/>
    </style:style>
    <style:style style:name="P4" style:family="paragraph" style:parent-style-name="Table_20_Contents">
      <style:paragraph-properties fo:text-align="center" style:justify-single-word="false"/>
      <style:text-properties style:font-name="Arial1" fo:font-weight="bold" style:font-weight-asian="bold" style:font-weight-complex="bold"/>
    </style:style>
    <style:style style:name="P5" style:family="paragraph" style:parent-style-name="Table_20_Contents">
      <style:paragraph-properties fo:text-align="center" style:justify-single-word="false"/>
      <style:text-properties style:font-name="Arial1"/>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style:font-name="Arial" fo:font-size="9pt" style:font-size-asian="9pt" style:font-name-complex="Arial" style:font-size-complex="9pt"/>
    </style:style>
    <style:style style:name="P8" style:family="paragraph" style:parent-style-name="Table_20_Contents">
      <style:paragraph-properties fo:text-align="justify" style:justify-single-word="false"/>
    </style:style>
    <style:style style:name="P9" style:family="paragraph" style:parent-style-name="Table_20_Heading">
      <style:paragraph-properties fo:text-align="center" style:justify-single-word="false"/>
      <style:text-properties style:font-name="Arial1"/>
    </style:style>
    <style:style style:name="P10" style:family="paragraph" style:parent-style-name="Table_20_Heading">
      <style:paragraph-properties fo:text-align="start" style:justify-single-word="false"/>
      <style:text-properties style:font-name="Arial1"/>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start" style:justify-single-word="false"/>
    </style:style>
    <style:style style:name="P13" style:family="paragraph" style:parent-style-name="Standard">
      <style:paragraph-properties fo:margin-top="0cm" fo:margin-bottom="0cm" fo:line-height="100%" fo:text-align="justify" style:justify-single-word="false"/>
    </style:style>
    <style:style style:name="P14" style:family="paragraph" style:parent-style-name="Standard">
      <style:paragraph-properties fo:margin-top="0cm" fo:margin-bottom="0cm" fo:line-height="100%"/>
      <style:text-properties style:font-name="Arial" fo:font-size="10pt" style:font-size-asian="10pt" style:font-name-complex="Arial" style:font-size-complex="10pt"/>
    </style:style>
    <style:style style:name="P15" style:family="paragraph" style:parent-style-name="Standard">
      <style:paragraph-properties fo:margin-top="0cm" fo:margin-bottom="0cm" fo:line-height="100%" fo:text-align="justify" style:justify-single-word="false"/>
      <style:text-properties style:font-name="Arial" fo:font-size="10pt" style:font-size-asian="10pt" style:font-name-complex="Arial" style:font-size-complex="10pt"/>
    </style:style>
    <style:style style:name="P16" style:family="paragraph" style:parent-style-name="Standard">
      <style:paragraph-properties fo:margin-top="0cm" fo:margin-bottom="0cm" fo:line-height="100%" fo:text-align="justify" style:justify-single-word="false" style:snap-to-layout-grid="false"/>
      <style:text-properties style:font-name="Arial" fo:font-size="10pt" style:font-size-asian="10pt" style:font-name-complex="Arial" style:font-size-complex="10pt"/>
    </style:style>
    <style:style style:name="P17" style:family="paragraph" style:parent-style-name="Standard">
      <style:paragraph-properties fo:margin-top="0cm" fo:margin-bottom="0cm" fo:line-height="100%" style:snap-to-layout-grid="false"/>
      <style:text-properties style:font-name="Arial" fo:font-size="10pt" style:font-size-asian="10pt" style:font-name-complex="Arial" style:font-size-complex="10pt"/>
    </style:style>
    <style:style style:name="P18" style:family="paragraph" style:parent-style-name="Standard">
      <style:paragraph-properties fo:margin-top="0cm" fo:margin-bottom="0cm" fo:line-height="100%" fo:text-align="justify" style:justify-single-word="false"/>
      <style:text-properties style:font-name="Arial" fo:font-size="12pt" style:font-size-asian="12pt" style:font-name-complex="Arial" style:font-size-complex="12pt"/>
    </style:style>
    <style:style style:name="P19" style:family="paragraph" style:parent-style-name="Fonte_20_ABNT">
      <style:paragraph-properties fo:text-align="center" style:justify-single-word="false"/>
    </style:style>
    <style:style style:name="P20" style:family="paragraph" style:parent-style-name="Fonte_20_ABNT">
      <style:paragraph-properties fo:text-align="center" style:justify-single-word="false" fo:break-before="page"/>
    </style:style>
    <style:style style:name="P21" style:family="paragraph" style:parent-style-name="Contents_20_Heading">
      <style:paragraph-properties fo:break-before="page"/>
    </style:style>
    <style:style style:name="P22" style:family="paragraph" style:parent-style-name="Fonte_20_ABNT">
      <style:paragraph-properties fo:margin-left="7.996cm" fo:margin-right="0cm" fo:line-height="150%" fo:text-align="justify" style:justify-single-word="false" fo:text-indent="0.03cm" style:auto-text-indent="false"/>
    </style:style>
    <style:style style:name="P23" style:family="paragraph" style:parent-style-name="ABNT_20_quadro">
      <style:paragraph-properties fo:break-before="auto" fo:break-after="auto"/>
    </style:style>
    <style:style style:name="P24" style:family="paragraph" style:parent-style-name="ABNT_20_quadro">
      <style:paragraph-properties fo:break-before="auto" fo:break-after="auto"/>
      <style:text-properties style:font-name="Arial" fo:font-size="10pt" style:font-size-asian="10pt" style:font-name-complex="Arial" style:font-size-complex="10pt"/>
    </style:style>
    <style:style style:name="P25" style:family="paragraph" style:parent-style-name="Table_20_Contents">
      <style:paragraph-properties fo:text-align="justify" style:justify-single-word="false" fo:keep-with-next="always"/>
      <style:text-properties style:font-name="Arial1"/>
    </style:style>
    <style:style style:name="P26" style:family="paragraph" style:parent-style-name="ABNT_20_quadro">
      <style:text-properties style:font-name="Arial" fo:font-size="10pt" style:font-size-asian="10pt" style:font-name-complex="Arial" style:font-size-complex="10pt"/>
    </style:style>
    <style:style style:name="P27" style:family="paragraph" style:parent-style-name="ABNT_20_quadro" style:master-page-name="">
      <style:paragraph-properties style:page-number="auto" fo:break-before="auto" fo:break-after="auto"/>
    </style:style>
    <style:style style:name="P28" style:family="paragraph" style:parent-style-name="ABNT_20_Fonte">
      <style:text-properties style:font-name="Arial" fo:font-size="12pt" style:font-size-asian="12pt" style:font-name-complex="Arial" style:font-size-complex="12pt"/>
    </style:style>
    <style:style style:name="P29" style:family="paragraph" style:parent-style-name="Contents_20_1">
      <style:paragraph-properties>
        <style:tab-stops>
          <style:tab-stop style:position="16.589cm" style:type="right" style:leader-style="dotted" style:leader-text="."/>
        </style:tab-stops>
      </style:paragraph-properties>
    </style:style>
    <style:style style:name="P30" style:family="paragraph" style:parent-style-name="Contents_20_2">
      <style:paragraph-properties>
        <style:tab-stops>
          <style:tab-stop style:position="16.589cm" style:type="right" style:leader-style="dotted" style:leader-text="."/>
        </style:tab-stops>
      </style:paragraph-properties>
    </style:style>
    <style:style style:name="P31" style:family="paragraph" style:parent-style-name="ABNT_20_Fonte" style:list-style-name="L1"/>
    <style:style style:name="P32" style:family="paragraph" style:parent-style-name="ABNT_20_Fonte" style:list-style-name="L2"/>
    <style:style style:name="P33" style:family="paragraph" style:parent-style-name="Heading_20_2">
      <style:paragraph-properties fo:margin-left="0cm" fo:margin-right="0cm" fo:text-indent="0cm" style:auto-text-indent="false"/>
    </style:style>
    <style:style style:name="P34" style:family="paragraph" style:parent-style-name="Heading_20_2">
      <style:paragraph-properties fo:break-before="auto" fo:break-after="auto"/>
    </style:style>
    <style:style style:name="P35" style:family="paragraph" style:parent-style-name="Heading_20_1">
      <style:paragraph-properties fo:break-before="page"/>
    </style:style>
    <style:style style:name="P36" style:family="paragraph" style:parent-style-name="Fonte_20_ABNT">
      <style:paragraph-properties fo:margin-left="0cm" fo:margin-right="0cm" fo:margin-top="0.635cm" fo:margin-bottom="0.141cm" fo:line-height="115%" fo:text-align="start" style:justify-single-word="false" fo:text-indent="0cm" style:auto-text-indent="false"/>
    </style:style>
    <style:style style:name="T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style:font-name="Arial" fo:font-size="9pt" style:font-size-asian="9pt" style:font-name-complex="Arial" style:font-size-complex="9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fo:font-style="italic" style:font-size-asian="12pt" style:font-style-asian="italic" style:font-name-complex="Arial" style:font-size-complex="12pt"/>
    </style:style>
    <style:style style:name="T9" style:family="text">
      <style:text-properties style:font-name="Arial" fo:font-size="10pt" style:font-size-asian="10pt" style:font-name-complex="Arial" style:font-size-complex="10pt"/>
    </style:style>
    <style:style style:name="T10" style:family="text">
      <style:text-properties style:font-name="Arial" fo:font-size="10pt" fo:font-style="italic" style:font-size-asian="10pt" style:font-style-asian="italic" style:font-name-complex="Arial" style:font-size-complex="10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color="#231f20" style:font-name="Arial" fo:font-size="12pt" fo:font-style="normal" style:font-size-asian="12pt" style:font-style-asian="normal" style:font-name-complex="Arial" style:font-size-complex="12pt" style:font-style-complex="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Default_20_Paragraph_20_Font"><text:span text:style-name="T3">UNIVERSIDADE ESTADUAL PAULISTA “JULIO DE MESQUITA FILHO”</text:span></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e-TOM – ESCALA DE TRANSPARÊNCIA ORÇAMENTÁRIA MUNICIPAL: UMA PROPOSTA E ANÁLISE DE UM CASO (SÃO CARLOS SP, 2010)</text:span></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FRANCISCO MATELLI MATULOVIC</text:span></text:span></text:p>
      <text:p text:style-name="P19"><text:span text:style-name="Default_20_Paragraph_20_Font"><text:span text:style-name="T3">ORIENTADOR PROFESSOR DOUTOR VALDEMIR APARECIDO PIRES</text:span></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Araraquara – SP</text:span></text:span></text:p>
      <text:p text:style-name="P19"><text:span text:style-name="Default_20_Paragraph_20_Font"><text:span text:style-name="T3">2010</text:span></text:span></text:p>
      <text:p text:style-name="P20"><text:span text:style-name="Default_20_Paragraph_20_Font"><text:span text:style-name="T3">FRANCISCO MATELLI MATULOVIC</text:span></text:span></text:p>
      <text:p text:style-name="P19"><text:span text:style-name="Default_20_Paragraph_20_Font"><text:span text:style-name="T3"/></text:span></text:p>
      <text:p text:style-name="P19"><text:span text:style-name="Default_20_Paragraph_20_Font"><text:span text:style-name="T3"/></text:span></text:p>
      <text:p text:style-name="P19"/>
      <text:p text:style-name="P19"/>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22"><text:span text:style-name="Default_20_Paragraph_20_Font"><text:span text:style-name="T3">Trabalho de Conclusão de Estágio apresentado ao curso de Administrção Pública da Universidade Estadual Paulista – UNESP - de Araraquara como requisito parcial para obtenção do grau de Bacharel em Administração, sob orientação do Professor Doutor Valdemir Aparecido Pires</text:span></text:span></text:p>
      <text:p text:style-name="P19"/>
      <text:p text:style-name="P19"/>
      <text:p text:style-name="P19"/>
      <text:p text:style-name="P19"/>
      <text:p text:style-name="P19"/>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text:span></text:p>
      <text:p text:style-name="P19"><text:span text:style-name="Default_20_Paragraph_20_Font"><text:span text:style-name="T3">Araraquara – SP</text:span></text:span></text:p>
      <text:p text:style-name="P19"><text:span text:style-name="Default_20_Paragraph_20_Font"><text:span text:style-name="T3">2010</text:span></text:span></text:p>
      <text:p text:style-name="Fonte_20_ABNT"><text:soft-page-break/><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P36"><text:span text:style-name="Default_20_Paragraph_20_Font"><text:span text:style-name="T3">Agradeço a quem me ajudou; à Ivelize Silva, pelo link; à Josie; ao meu orientador pela confiança, à minha mãe e toda a minha família, pelos ensinamentos.</text:span></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1">Sumário</text:p>
          </text:index-title>
          <text:p text:style-name="P29">Introdução<text:tab/>5</text:p>
          <text:p text:style-name="P29">1 Transparência Orçamentária Municipal <text:tab/>6</text:p>
          <text:p text:style-name="P30">1.1 A nova realidade municipal advinda das leis complementares 101/00 e 131/09 <text:tab/>6</text:p>
          <text:p text:style-name="P30">1.2 TOMWeb – O conceito de transparência municipal ampliado<text:tab/>7</text:p>
          <text:p text:style-name="P30">1.3 Padrões brasileiros de internet para usabilidada e acessibilidade<text:tab/>8</text:p>
          <text:p text:style-name="P30">1.4 Mecanismos de avalição (feedback)<text:tab/>9</text:p>
          <text:p text:style-name="P29">2 A Escala de Transparência Orçamentária Municipal, Escala e-ToM<text:tab/>11</text:p>
          <text:p text:style-name="P30">2.1 Primeira parte, cumprimento legal<text:tab/>12</text:p>
          <text:p text:style-name="P30">2.2 Segunda parte, usabilidade e recursos extras<text:tab/>13</text:p>
          <text:p text:style-name="P29">3 Checklist para medir o nível de transparência Orçamentária municipal<text:tab/>17</text:p>
          <text:p text:style-name="P29">4 Estudo de caso: aplicando o Checklist no portal de transparência Da prefeitura de São Carlos-SP<text:tab/>20</text:p>
          <text:p text:style-name="P30">4.1 Aplicação da Escala<text:tab/>20</text:p>
          <text:p text:style-name="P30">4.2 Relatório de recomendações<text:tab/>23</text:p>
          <text:p text:style-name="P29">5 Conclusão<text:tab/>25</text:p>
          <text:p text:style-name="P29">6 Referências<text:tab/>27</text:p>
          <text:p text:style-name="P29">7 Apêndices<text:tab/>29</text:p>
          <text:p text:style-name="P30">APÊNDICE A – Link para mais informações<text:tab/>29</text:p>
          <text:p text:style-name="P30">APÊNDICE B – Questionário aplicado na cidade de São Carlos<text:tab/>29</text:p>
        </text:index-body>
      </text:table-of-content>
      <text:p text:style-name="P1"><text:span text:style-name="Default_20_Paragraph_20_Font"><text:span text:style-name="T3"/></text:span></text:p>
      <text:h text:style-name="P35" text:outline-level="1"><text:bookmark-start text:name="h.amrcvf-1sumun"/><text:span text:style-name="Default_20_Paragraph_20_Font"><text:span text:style-name="T1">Introdução</text:span></text:span><text:bookmark-end text:name="h.amrcvf-1sumun"/></text:h>
      <text:p text:style-name="ABNT_20_Fonte">Este trabalho sugere a adoção da Escala de Transparência Orçamentária Municipal, metodologia que engloba métricas e padrões para avalir as informações sobre gestão das contas públicas municipais. Propõe-se a utilização de um checklist para avaliar a transparência orçamentária municipal e o espaço online denominado 'Portal da Transparência'. A escala é dividida em duas partes, na primeira parte utiliza como critério a disponibilização dos documentos TOMWeb proposto por Pires (2010b)<text:span text:style-name="T11">.</text:span><text:span text:style-name="T12"> A segunda parte tem como foco o próprio portal e visa estabelecer parâmetros de qualidade para aspectos técnicos do portal, como a usabilidade e acessibilidade.</text:span></text:p>
      <text:h text:style-name="P35" text:outline-level="1">1 <text:bookmark-start text:name="h.r48gd8-swg82u"/>Transparência<text:bookmark-end text:name="h.r48gd8-swg82u"/> Orçamentária Municipal </text:h>
      <text:p text:style-name="ABNT_20_Fonte"><text:bookmark-start text:name="h.6v02lw-22r4cn"/>A<text:bookmark-end text:name="h.6v02lw-22r4cn"/> transparência orçamentária municipal é um conceito amplo e vem ganhando destaque na agenda política nacional. Existe uma forte pressão da opinião pública no sentido de exigir mais transparência das ações, decisões e prestação de contas públicas. “As pressões sociais e políticas pela transparência fiscal e orçamentária derivam também de movimentos em defesa de governos mais eficientes, eficazes, efetivos e responsivos (accountables), preocupados com a legitimidade dos governos e a economicidade das administrações públicas.” (PIRES, 2010b, p. 21)</text:p>
      <text:h text:style-name="Heading_20_2" text:outline-level="2"><text:bookmark-start text:name="h.6mhwt6-otjaar"/>1<text:bookmark-end text:name="h.6mhwt6-otjaar"/>.1 A nova realidade municipal advinda das leis complementares 101/00 e 131/09 </text:h>
      <text:p text:style-name="ABNT_20_Fonte"><text:bookmark-start text:name="h.6wj5ki-ukd9xr"/>Na<text:bookmark-end text:name="h.6wj5ki-ukd9xr"/> última década inovadoras e importantes leis foram aprovadas, como as leis complementares LC 101/00 (Lei de Responsabilidade Fiscal) e a LC 131/09, que regulamentam o controle e execução do processo orçamentário e financeiro, sendo esforços para obter maior eficiência e transparência dos agentes públicos, incluindo municipais.</text:p>
      <text:p text:style-name="ABNT_20_Fonte">Esse aparato legal amplia os horizontes da gestão municipal e apresenta novos desafios para os gestores municipais. De acordo com Pires (2010, p.3) “o último momento de inovações de monta na gestão das finanças e contas públicas é o atual, que se estende de 2000 a 2009, iniciado pela Lei de Responsabilidade Fiscal (LC 101/00)1 e completado pela LC 131/09”.</text:p>
      <text:p text:style-name="ABNT_20_Fonte">A aprovação dessas leis é “uma excepcional oportunidade histórica que se coloca para o federalismo fiscal brasileiro, que a partir dela poderá transformar/inovar a <text:soft-page-break/>gestão fiscal dos governos locais, por meio da intensificação do uso da tecnologia disponível (e relativamente barata) e exigente em qualificação de pessoal para sua utilização, e incluir a cidadania no processo de controle social dos gastos públicos, além de potencializar a capacidade de atuação dos controles interno e externo já existentes (PIRES, 2010b, p. 30)</text:p>
      <text:p text:style-name="ABNT_20_Fonte">A Lei de Responsabilidade Fiscal (LC 101/00), de acordo com Pires (2010b, p.4), gerou aos municípios uma oportunidade histórica de “qualificação da gestão das finanças públicas municipais” e “combate aos desequilíbrios fiscais” (2010b, p. 21). “Desde o advento da Lei de Responsabilidade Fiscal, no ano 2000, a transparência orçamentária (e também a fiscal, mais ampla) tornou-se exigência legal muito bem definida, inclusive por meio de audiências públicas e divulgação de dados e informações via internet.” (PIRES, 2010b, p. 46).</text:p>
      <text:p text:style-name="ABNT_20_Fonte">A Lei Complementar 131/09, é inovadora em sua proposta pois “determina a disponibilização, em tempo real, de informações pormenorizadas sobre a execução orçamentária e financeira da União, dos Estados, do Distrito Federal e dos Municípios, por meio da rede mundial de computadores” (PIRES, 2010bb, p. 3) e “cria a obrigatoriedade de transparência das contas públicas em tempo real” (PIRES, 2010b, p. 27)</text:p>
      <text:h text:style-name="P33" text:outline-level="2">1.2 TOMWeb – O conceito de transparência municipal ampliado</text:h>
      <text:p text:style-name="ABNT_20_Fonte">O conceito de transparência pode englobar diversas perspectivas, sendo que as contribuições para o tema surgem de uma diversidades de instituições, “<text:span text:style-name="T7">organismos multilaterais, governos nacionais e subnacionais, entidades da sociedade civil, </text:span><text:soft-page-break/><text:span text:style-name="T7">organizações não-governamentais e institutos de pesquisa, em numerosos países.” (PIRES, 2010b, p. 21). “Merecem destaque o FMI – Fundo Monetário Internacional e a OCDE – Organização para a Cooperação e o Desenvolvimento Econômico, pela influência que exercem sobre os países-membros e também sobre os demais”. (PIRES, 2010b, p.22)</text:span></text:p>
      <text:p text:style-name="ABNT_20_Fonte"><text:span text:style-name="T7">“O FMI foi a instituição multilateral que explicitou minuciosamente o conceito de transparência fiscal em 1998, por meio de seu </text:span><text:span text:style-name="T8">Código de Boas Práticas de Transparência Fiscal</text:span><text:span text:style-name="T7">, seguido de seu </text:span><text:span text:style-name="T8">Manual de Transparência Fiscal</text:span><text:span text:style-name="T7">.” (PIRES, 2010b, p. 22). A OCDE teve uma contribuição importante</text:span><text:span text:style-name="T13"> com documentos nas áreas de “</text:span><text:span text:style-name="T13">transparência orçamentária (OCDE, 2001) e integridade das compras públicas (OCDE, 2008)” (PIRES, 2010b, p.3)</text:span></text:p>
      <text:h text:style-name="Heading_20_2" text:outline-level="2">1.3 Padrões brasileiros de internet para usabilidada e acessibilidade</text:h>
      <text:p text:style-name="ABNT_20_Fonte">“A facilidade de uso ou usabilidade trata da qualidade de interação e navegação da interface para acesso ao serviço. A interface é um dos fatores críticos para o sucesso de um sistema devendo ser fácil de usar. Ela deve oferecer um ambiente amigável que permita uma navegação intuitiva e rápida.” (BRASIL, 2007, p. 17)</text:p>
      <text:p text:style-name="ABNT_20_Fonte">Um item importante da usabilidade é a navegabilidade, que “diz respeito à distribuição ou localização das fontes de informação. As informações devem ser facilmente encontradas. O usuário não deve ser obrigado a percorrer caminhos intrincados dentro do sítio ou portal para encontrar as informações desejadas.” (BRASIL, 2007, p. 18)</text:p>
      <text:p text:style-name="ABNT_20_Fonte"><text:soft-page-break/>A acessibilidade é uma exigência legal. De acordo com site do Ministério do Planejamento “a construção de sítios acessíveis é uma exigência do decreto 5.296, publicado em dezembro de 2004, que torna obrigatória a acessibilidade nos portais e sítios eletrônicos da administração pública na rede mundial de computadores para o uso das pessoas com necessidades especiais, garantindo-lhes o pleno acesso aos conteúdos disponíveis.”<text:note text:id="ftn1" text:note-class="footnote"><text:note-citation>1</text:note-citation><text:note-body><text:p text:style-name="Footnote">Disponível em: &lt;<text:a xlink:type="simple" xlink:href="http://www.governoeletronico.gov.br/acoes-e-projetos/e-MAG">http://www.governoeletronico.gov.br/acoes-e-projetos/e-MAG</text:a>&gt; Acesso em: 10 dez. 2010</text:p></text:note-body></text:note></text:p>
      <text:p text:style-name="ABNT_20_Fonte">“Mais do que ofertar serviços, no entanto, as políticas em desenvolvimento buscam ampliar o alcance das ações ao considerar um conjunto de questões relacionadas ao necessário alinhamento da implantação de serviços públicos por meios eletrônicos com as necessidades da população. Iniciativas voltadas para aspectos relacionados à usabilidade, acessibilidade, linguagem visual e escrita, arquitetura de conteúdo e interoperabilidade, ou seja, focadas na interface de interação com o usuário são alguns exemplos a citar.” (BRASIL, 2007, p. 4)</text:p>
      <text:h text:style-name="Heading_20_2" text:outline-level="2">1.4 Mecanismos de avalição (feedback)</text:h>
      <text:p text:style-name="ABNT_20_Fonte">“Há, entretanto, outros momentos ou aspectos de igual ou maior relevância a serem considerados pelas estratégias de implantação de serviços por meios eletrônicos. Um deles diz respeito à avaliação do serviço após sua implementação, de maneira a identificar seu alinhamento maior ou menor com as necessidades do usuário e a permitir sua constante evolução. Não obstante, na maioria das práticas brasileiras de prestação de serviços públicos por meios eletrônicos, o que ainda se percebe é a ausência de iniciativas de avaliação ou mecanismos de mensuração de seu despenho quanto à conveniência para a sociedade.” (BRASIL, 2007, p. 4)</text:p>
      <text:p text:style-name="ABNT_20_Fonte"><text:soft-page-break/>“Técnicas, metodologias e ferramentas de avaliação são cada vez mais reconhecidas como um mecanismo que propiciam o aumento da produtividade, da eficiência e da efetividade nas relações entre o Estado e a sociedade. Como afirma Persegona (2005 apud BRASIL, 2007), “a necessidade de fortalecer práticas de adoção de mecanismos que privilegiem a participação popular, tanto na formulação quanto na avaliação de políticas públicas, viabilizando o controle social das mesmas é condição <text:span text:style-name="T11">sine qua non </text:span>para o sucesso da reforma do Estado”. (BRASIL, 2007, p. 09)</text:p>
      <text:p text:style-name="ABNT_20_Fonte"><text:bookmark-start text:name="h.e7yakg-fzj2d2"/>Os<text:bookmark-end text:name="h.e7yakg-fzj2d2"/> portais de transparência devem permitir que o usuário-cidadão forneça feedback sobre os serviços e possam interagir enviando sugestões e críticas. Essa interação com os usuário deve orientar o desenvolvimento do serviço a atender as necessidades dos cidadão. Recomenda-se uma página com um formulário de contato, com prazo de atendimento e possivelmente com um índice de satisfação.</text:p>
      <text:h text:style-name="P35" text:outline-level="1">2 A Escala de Transparência Orçamentária Municipal, Escala e-ToM</text:h>
      <text:p text:style-name="ABNT_20_Fonte">A Escala de Transparência Orçamentária Municipal tem a finalidade de avaliar a qualidade dos portais de transparência municipais. A escala permite obter o nível de transparência de cada prefeitura a partir do cálculo de uma pontuação. A escala pode ser utilizada de forma universal em qualquer portal de transparência, em qualquer estado de desenvolvimento, podendo ser útil como diretriz para a melhoria das iniciativas atuais.</text:p>
      <text:p text:style-name="ABNT_20_Fonte">A utilização da escala é simples: basta um avaliador preencher o formulário (<text:span text:style-name="T11">checklist</text:span>) de acordo com as informações que encontrar no site e somar os pontos correspondentes.</text:p>
      <text:p text:style-name="ABNT_20_Fonte">A e-TOM <text:s/>é dividida em duas partes, sendo que cada uma representa uma porcentagem da pontuação total. A primeira parte diz respeito ao cumprimento das exigências legais e divulgação de todos os documentos TOMWeb, sendo subdividida em três partes, Planejamento Orçamentário, Execução Orçamentária e Compras Públicas. A segunda parte considera aspectos técnicos e operacionais do portal, com duas subdivisões, Usabilidade e Recursos para interação com o usuário. </text:p>
      <text:p text:style-name="ABNT_20_Fonte">Cada subdivisão representa vinte pontos, como são duas partes, com cinco subdivisões, a pontuação total é cem pontos. O formulário está estruturado de acordo com o quadro abaixo:</text:p>
      <text:p text:style-name="ABNT_20_Fonte"/>
      <table:table table:name="EstruturadepontosdaEscalaETM" table:style-name="EstruturadepontosdaEscalaETM">
        <table:table-column table:style-name="EstruturadepontosdaEscalaETM.A"/>
        <table:table-column table:style-name="EstruturadepontosdaEscalaETM.B"/>
        <table:table-row>
          <table:table-cell table:style-name="EstruturadepontosdaEscalaETM.A1" office:value-type="string">
            <text:p text:style-name="Table_20_Contents"/>
          </table:table-cell>
          <table:table-cell table:style-name="EstruturadepontosdaEscalaETM.B1" office:value-type="string">
            <text:p text:style-name="Table_20_Heading">Pontuação</text:p>
          </table:table-cell>
        </table:table-row>
        <table:table-row>
          <table:table-cell table:style-name="EstruturadepontosdaEscalaETM.A2" office:value-type="string">
            <text:p text:style-name="Table_20_Heading">Parte 1 - Cumprimento legal, disponibilização de documentos TOMWeb</text:p>
          </table:table-cell>
          <table:table-cell table:style-name="EstruturadepontosdaEscalaETM.B2" office:value-type="float" office:value="60">
            <text:p text:style-name="Table_20_Heading">60</text:p>
          </table:table-cell>
        </table:table-row>
        <text:soft-page-break/>
        <table:table-row>
          <table:table-cell table:style-name="EstruturadepontosdaEscalaETM.A2" office:value-type="string">
            <text:p text:style-name="Table_20_Contents">Planejamento Orçamentário</text:p>
          </table:table-cell>
          <table:table-cell table:style-name="EstruturadepontosdaEscalaETM.B2" office:value-type="float" office:value="20">
            <text:p text:style-name="P8">20</text:p>
          </table:table-cell>
        </table:table-row>
        <table:table-row>
          <table:table-cell table:style-name="EstruturadepontosdaEscalaETM.A2" office:value-type="string">
            <text:p text:style-name="Table_20_Contents">Execução Orçamentária</text:p>
          </table:table-cell>
          <table:table-cell table:style-name="EstruturadepontosdaEscalaETM.B2" office:value-type="float" office:value="20">
            <text:p text:style-name="P8">20</text:p>
          </table:table-cell>
        </table:table-row>
        <table:table-row>
          <table:table-cell table:style-name="EstruturadepontosdaEscalaETM.A2" office:value-type="string">
            <text:p text:style-name="Table_20_Contents">Compras Públicas</text:p>
          </table:table-cell>
          <table:table-cell table:style-name="EstruturadepontosdaEscalaETM.B2" office:value-type="float" office:value="20">
            <text:p text:style-name="P8">20</text:p>
          </table:table-cell>
        </table:table-row>
        <table:table-row>
          <table:table-cell table:style-name="EstruturadepontosdaEscalaETM.A2" office:value-type="string">
            <text:p text:style-name="Table_20_Heading">Parte 2 - Diretrizes de usabilidade, acessibilidade e recursos adicionais</text:p>
          </table:table-cell>
          <table:table-cell table:style-name="EstruturadepontosdaEscalaETM.B2" office:value-type="float" office:value="40">
            <text:p text:style-name="Table_20_Heading">40</text:p>
          </table:table-cell>
        </table:table-row>
        <table:table-row>
          <table:table-cell table:style-name="EstruturadepontosdaEscalaETM.A2" office:value-type="string">
            <text:p text:style-name="Table_20_Contents">Usabilidade</text:p>
          </table:table-cell>
          <table:table-cell table:style-name="EstruturadepontosdaEscalaETM.B2" office:value-type="float" office:value="20">
            <text:p text:style-name="P8">20</text:p>
          </table:table-cell>
        </table:table-row>
        <table:table-row>
          <table:table-cell table:style-name="EstruturadepontosdaEscalaETM.A2" office:value-type="string">
            <text:p text:style-name="Table_20_Contents">Recursos para interação com o usuário</text:p>
          </table:table-cell>
          <table:table-cell table:style-name="EstruturadepontosdaEscalaETM.B2" office:value-type="float" office:value="20">
            <text:p text:style-name="P8">20</text:p>
          </table:table-cell>
        </table:table-row>
      </table:table>
      <text:p text:style-name="ABNT_20_quadro">Quadro 1– Estrutura de pontos da Escala e-TOM</text:p>
      <text:p text:style-name="ABNT_20_quadro">Fonte: Elaboração própria com base no seguinte critério: considero a disponibilização das informações mais importante que os meios propriamente ditos, portanto a disponibilização dos documentos da cesta TOMWeb corresponde a 60% da pontuação, já a avaliação do meio em que as informações estão inseridas, com maior atenção para as caracaterísticas técnicas do site, corresponde a 40% da pontuação, sendo que cada subdivisão corresponde a 20% da nota máxima.</text:p>
      <text:h text:style-name="Heading_20_2" text:outline-level="2">2.1 Primeira parte, cumprimento legal</text:h>
      <text:p text:style-name="ABNT_20_Fonte">Foi definido por uma cesta de documentos que as prefeituras são obrigadas a publicar, de acordo com legislação brasileira. O quadro abaixo contém a lista de documentos que as prefeituars são obrigadas a disponibilizar</text:p>
      <text:p text:style-name="Citação_20_Longa">De acordo com Pires (2010b, p.30), para um monitoramento do avanço da TOM Web nas cidades, de modo que possa ser acompanhada também pelos cidadãos comuns, leigos em finanças públicas, propõe-se uma cesta inicial de indicadores dessa transparência, a ser paulatinamente assimilada e aperfeiçoada pelas administrações locais e indivíduos e grupos organizados interessados no tema. Sua constituição é rigorosamente baseada em demonstrativos já estabelecidos na legislação e adotados na prática em todo o país, conforme demonstra o quadro 2 (exceto no caso de 4 itens: 1.5, 2.10, 2,11 e 3.5), e numa visão panorâmica bem concatenada do sistema e do processo orçamentários e de compras públicas vigente.</text:p>
      <text:p text:style-name="Citação_20_Longa"/>
      <table:table table:name="Table1" table:style-name="Table1">
        <table:table-column table:style-name="Table1.A"/>
        <table:table-column table:style-name="Table1.B"/>
        <table:table-row table:style-name="Table1.1">
          <table:table-cell table:style-name="Table1.A1" office:value-type="string">
            <text:p text:style-name="Table_20_Heading"><text:span text:style-name="T9">Documento de TOM </text:span><text:span text:style-name="T10">Web</text:span></text:p>
          </table:table-cell>
          <table:table-cell table:style-name="Table1.B1" office:value-type="string">
            <text:p text:style-name="Table_20_Heading">Legislação que torna obrigatório</text:p>
          </table:table-cell>
        </table:table-row>
        <table:table-row table:style-name="Table1.2">
          <table:table-cell table:style-name="Table1.A1" office:value-type="string">
            <text:p text:style-name="P16">1.1.PPA - Plano Plurianual</text:p>
            <text:p text:style-name="P15"/>
            <text:p text:style-name="P15">1.2. LDO - Lei de Diretrizes Orçamentárias e Anexos de Metas Fiscais e de Riscos Fiscais</text:p>
            <text:p text:style-name="P15"><text:soft-page-break/></text:p>
            <text:p text:style-name="P15">1.3. LOA - Lei Orçamentária Anual </text:p>
            <text:p text:style-name="P15"/>
            <text:p text:style-name="P15"/>
            <text:p text:style-name="P15">1.4.Programação Financeira</text:p>
            <text:p text:style-name="P15"/>
            <text:p text:style-name="P15">2.1. Boletins de caixa </text:p>
            <text:p text:style-name="P15"/>
            <text:p text:style-name="P15">2.2. Relação de pagamentos efetuados - com nome do beneficiado, valor, item adquirido ou contratado, modalidade licitatória utilizada </text:p>
            <text:p text:style-name="P15"/>
            <text:p text:style-name="P15">2.3. Balancete mensal da receita por categorias econômicas e por fontes </text:p>
            <text:p text:style-name="P15"/>
            <text:p text:style-name="P15">2.4. Balancete mensal da despesa por categorias econômicas e por elementos, por unidades orçamentárias </text:p>
            <text:p text:style-name="P15"/>
            <text:p text:style-name="P15">2.5. <text:s/>RREO - Relatório Resumido da Execução Orçamentária </text:p>
            <text:p text:style-name="P15"/>
            <text:p text:style-name="P15">2.6. RGF – Relatório de Gestão Fiscal </text:p>
            <text:p text:style-name="P15"/>
            <text:p text:style-name="P15">2.7. Demonstrativo do cumprimento do percentual mínimo de despesas com Saúde</text:p>
            <text:p text:style-name="P15"/>
            <text:p text:style-name="P15">2.8. Demonstrativo do cumprimento do percentual mínimo de despesas com Ensino</text:p>
            <text:p text:style-name="P15"/>
            <text:p text:style-name="P15">2.9. Balanços anuais (Orçamentário, Financeiro e Patrimonial) e Demonstração das Variações Patrimoniais </text:p>
            <text:p text:style-name="P15"/>
            <text:p text:style-name="P15">3.2. Editais de licitação por modalidades tradicionais (concorrência, tomada de preço e carta-convite)</text:p>
            <text:p text:style-name="P15"/>
            <text:p text:style-name="P15">3.2. Editais de licitação através de pregão </text:p>
            <text:p text:style-name="P15"/>
            <text:p text:style-name="P15">3.3. Lista de aquisições por compra direta – com nome do beneficiado, valor, item</text:p>
            <text:p text:style-name="P15"/>
            <text:p text:style-name="P15">3.4. Extrato de contratos adjudicados</text:p>
          </table:table-cell>
          <table:table-cell table:style-name="Table1.B1" office:value-type="string">
            <text:p text:style-name="P17">Constituição Federal, art. 165, I</text:p>
            <text:p text:style-name="P14"/>
            <text:p text:style-name="P14">Constituição Federal, art 165, II e LC 101/00, art. 4º. </text:p>
            <text:p text:style-name="P14"><text:soft-page-break/></text:p>
            <text:p text:style-name="P14">Constituição Federal, art. 165, III e LC 101/00, art. 5º. </text:p>
            <text:p text:style-name="P14"/>
            <text:p text:style-name="P14">Lei 4.320/64, art. 47 e LC 101/00, art. 8º. </text:p>
            <text:p text:style-name="P14"/>
            <text:p text:style-name="P14">LC 131/09, art. 2º., II</text:p>
            <text:p text:style-name="P14"/>
            <text:p text:style-name="P14">LC 131/09, art. 2º., I</text:p>
            <text:p text:style-name="P14"/>
            <text:p text:style-name="P14"/>
            <text:p text:style-name="P14"/>
            <text:p text:style-name="P14">Lei 4.320/64</text:p>
            <text:p text:style-name="P14"/>
            <text:p text:style-name="P14"/>
            <text:p text:style-name="P14">Lei 4.320/64</text:p>
            <text:p text:style-name="P14"/>
            <text:p text:style-name="P14"/>
            <text:p text:style-name="P14"/>
            <text:p text:style-name="P14">LC 101/00, art. 52-53</text:p>
            <text:p text:style-name="P14"/>
            <text:p text:style-name="P14"/>
            <text:p text:style-name="P14">LC 101/00, art 54-55</text:p>
            <text:p text:style-name="P14"/>
            <text:p text:style-name="P14">Portaria STN 471/000</text:p>
            <text:p text:style-name="P14"/>
            <text:p text:style-name="P14"/>
            <text:p text:style-name="P14">Portaria STN 471/000</text:p>
            <text:p text:style-name="P14"/>
            <text:p text:style-name="P14"/>
            <text:p text:style-name="P14">Lei 4.320/64, art. 101-106</text:p>
            <text:p text:style-name="P14"/>
            <text:p text:style-name="P14"/>
            <text:p text:style-name="P14"/>
            <text:p text:style-name="P14">Lei 8.666/93, art. 38-40</text:p>
            <text:p text:style-name="P14"/>
            <text:p text:style-name="P14"/>
            <text:p text:style-name="P14"/>
            <text:p text:style-name="P14">Lei 10.520/02, art. 4º.</text:p>
            <text:p text:style-name="P14"/>
            <text:p text:style-name="P14">LC 131/09, art. 2º., I</text:p>
            <text:p text:style-name="P14"/>
            <text:p text:style-name="P14"/>
            <text:p text:style-name="P14">Lei 8.666, art. 61, § único</text:p>
          </table:table-cell>
        </table:table-row>
      </table:table>
      <text:p text:style-name="P13"><text:span text:style-name="T7">Quadro 1 – Documentos propiciadores de TOM </text:span><text:span text:style-name="T8">Web</text:span><text:span text:style-name="T7"> na legislação brasileira</text:span></text:p>
      <text:p text:style-name="P18">Fonte: Pires, 2010b, p.31</text:p>
      <text:h text:style-name="Heading_20_2" text:outline-level="2">2.2 Segunda parte, usabilidade e recursos extras</text:h>
      <text:p text:style-name="ABNT_20_Fonte">Recomenda-se que toda a prefeitura tenha um espaço exclusivo em seu site reservado para divulgar informações e documentos relativos à transparência. Sendo <text:soft-page-break/>que esse portal deve incluir uma cesta básica de documentos definidos por lei. “A<text:span text:style-name="T7"> cesta </text:span><text:span text:style-name="T7">de documentos que contempla permite completo diagnóstico da gestão orçamentária e financeira local e tem total amparo jurídico-legal” (PIRES, 2010b, p. 47)</text:span></text:p>
      <text:p text:style-name="P28">Algumas prefeituras não dispõem nem de sites institucionais, deverão percorrer um longo caminho até chegar a um portal exclusivo para divulgar informações relativas à transparência. Devemos atentar para o fato de que apesar de serem exigências básicas, requerem uma estrutura tecnológica pré-estabelecida e maiores competências dos recursos humanos.</text:p>
      <text:p text:style-name="ABNT_20_Fonte">O quadro abaixo apresenta as características exigidas na segunda parte do formulário</text:p>
      <table:table table:name="Recomendaçõesparausabilidadeeacessibilidadedee-ServiçosmunicipaiseportaisdetransparênciaRecomendaçõesparausabilidadeeacessibilidadedee-Serviçosmunicipaiseportaisdetransparência" table:style-name="Recomendaçõesparausabilidadeeacessibilidadedee-ServiçosmunicipaiseportaisdetransparênciaRecomendaçõesparausabilidadeeacessibilidadedee-Serviçosmunicipaiseportaisdetransparência">
        <table:table-column table:style-name="Recomendaçõesparausabilidadeeacessibilidadedee-ServiçosmunicipaiseportaisdetransparênciaRecomendaçõesparausabilidadeeacessibilidadedee-Serviçosmunicipaiseportaisdetransparência.A"/>
        <table:table-column table:style-name="Recomendaçõesparausabilidadeeacessibilidadedee-ServiçosmunicipaiseportaisdetransparênciaRecomendaçõesparausabilidadeeacessibilidadedee-Serviçosmunicipaiseportaisdetransparência.B"/>
        <table:table-row>
          <table:table-cell table:style-name="Recomendaçõesparausabilidadeeacessibilidadedee-ServiçosmunicipaiseportaisdetransparênciaRecomendaçõesparausabilidadeeacessibilidadedee-Serviçosmunicipaiseportaisdetransparência.A1" office:value-type="string">
            <text:p text:style-name="Table_20_Heading">Parte 2 – Diretrizes de usabilidade e aspectos operacionais</text:p>
          </table:table-cell>
          <table:table-cell table:style-name="Recomendaçõesparausabilidadeeacessibilidadedee-ServiçosmunicipaiseportaisdetransparênciaRecomendaçõesparausabilidadeeacessibilidadedee-Serviçosmunicipaiseportaisdetransparência.B1" office:value-type="string">
            <text:p text:style-name="Table_20_Heading">Documento que recomenda</text:p>
          </table:table-cell>
        </table:table-row>
        <table:table-row>
          <table:table-cell table:style-name="Recomendaçõesparausabilidadeeacessibilidadedee-ServiçosmunicipaiseportaisdetransparênciaRecomendaçõesparausabilidadeeacessibilidadedee-Serviçosmunicipaiseportaisdetransparência.A2" office:value-type="string">
            <text:p text:style-name="Table_20_Heading">Usabilidade</text:p>
          </table:table-cell>
          <table:table-cell table:style-name="Recomendaçõesparausabilidadeeacessibilidadedee-ServiçosmunicipaiseportaisdetransparênciaRecomendaçõesparausabilidadeeacessibilidadedee-Serviçosmunicipaiseportaisdetransparência.B2">
            <text:p text:style-name="Table_20_Heading"/>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Table_20_Contents">Possuir um portal dedicado exclusivamente a transparência?</text:p>
          </table:table-cell>
          <table:table-cell table:style-name="Recomendaçõesparausabilidadeeacessibilidadedee-ServiçosmunicipaiseportaisdetransparênciaRecomendaçõesparausabilidadeeacessibilidadedee-Serviçosmunicipaiseportaisdetransparência.B3" office:value-type="string">
            <text:p text:style-name="P5">PIRES, 2010b, p. 47</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Existência de uniformidade/padrão de apresentação e formatos?</text:p>
          </table:table-cell>
          <table:table-cell table:style-name="Recomendaçõesparausabilidadeeacessibilidadedee-ServiçosmunicipaiseportaisdetransparênciaRecomendaçõesparausabilidadeeacessibilidadedee-Serviçosmunicipaiseportaisdetransparência.B3" office:value-type="string">
            <text:p text:style-name="P5">Padrões Brasileiros de e-Gov – Cartilha de Usabilidade - Recomendação 1.40</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A estrutura de links é bonita(<text:span text:style-name="T11">pretty</text:span> <text:span text:style-name="T11">permalink</text:span>)? (o endereço URL deve ser uma frase que descreva a página, a data, a categoria, que o usuário saiba do que se trata sem necessitar visitar o site)</text:p>
          </table:table-cell>
          <table:table-cell table:style-name="Recomendaçõesparausabilidadeeacessibilidadedee-ServiçosmunicipaiseportaisdetransparênciaRecomendaçõesparausabilidadeeacessibilidadedee-Serviçosmunicipaiseportaisdetransparência.B3" office:value-type="string">
            <text:p text:style-name="P5">Autoria própria<text:note text:id="ftn2" text:note-class="footnote"><text:note-citation text:label="2">2</text:note-citation><text:note-body><text:p text:style-name="Footnote">De acordo com a documentação do WordPress. Disponível em: &lt;<text:a xlink:type="simple" xlink:href="http://codex.wordpress.org/Using_Permalinks">http://codex.wordpress.org/Using_Permalinks</text:a>&gt;. Acesso em: 10 dez. 2010</text:p></text:note-body></text:note></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O título das páginas explicam são claros e explicam o conteúdo da página?</text:p>
          </table:table-cell>
          <table:table-cell table:style-name="Recomendaçõesparausabilidadeeacessibilidadedee-ServiçosmunicipaiseportaisdetransparênciaRecomendaçõesparausabilidadeeacessibilidadedee-Serviçosmunicipaiseportaisdetransparência.B3" office:value-type="string">
            <text:p text:style-name="P5">Padrões Brasileiros de e-Gov – Cartilha de Usabilidade - Recomendação 1.57</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O site fornece a localização do usuário em um conjunto de páginas (<text:span text:style-name="T11">breadcumb</text:span>)? Exemplo: Você está em: Página inicial &gt; Downloads </text:p>
          </table:table-cell>
          <table:table-cell table:style-name="Recomendaçõesparausabilidadeeacessibilidadedee-ServiçosmunicipaiseportaisdetransparênciaRecomendaçõesparausabilidadeeacessibilidadedee-Serviçosmunicipaiseportaisdetransparência.B3" office:value-type="string">
            <text:p text:style-name="P5">Indicadores e métricas para avaliação de e-serviços - Tabela de indicadores - 6. Navegabilidade (pag. 18)</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Todos botões de navegação funcionam adequadamente (inexistência de link quebrado/duplicado)?</text:p>
          </table:table-cell>
          <table:table-cell table:style-name="Recomendaçõesparausabilidadeeacessibilidadedee-ServiçosmunicipaiseportaisdetransparênciaRecomendaçõesparausabilidadeeacessibilidadedee-Serviçosmunicipaiseportaisdetransparência.B3" office:value-type="string">
            <text:p text:style-name="P5">Padrões Brasileiros de e-Gov – Cartilha de Usabilidade - Recomendação 1.2 </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Table_20_Contents">Todos botões de navegação abrem o conteúdo na mesma página de navegação?</text:p>
          </table:table-cell>
          <table:table-cell table:style-name="Recomendaçõesparausabilidadeeacessibilidadedee-ServiçosmunicipaiseportaisdetransparênciaRecomendaçõesparausabilidadeeacessibilidadedee-Serviçosmunicipaiseportaisdetransparência.B3" office:value-type="string">
            <text:p text:style-name="P5">E-MAG - Checklist de acessibilidade manual para desenvolvedores versão <text:soft-page-break/>2.0 - pag 10</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Table_20_Contents">Os links que abrem páginas externas avisam o usuário antes deste clicar?</text:p>
          </table:table-cell>
          <table:table-cell table:style-name="Recomendaçõesparausabilidadeeacessibilidadedee-ServiçosmunicipaiseportaisdetransparênciaRecomendaçõesparausabilidadeeacessibilidadedee-Serviçosmunicipaiseportaisdetransparência.B3" office:value-type="string">
            <text:p text:style-name="P5">E-MAG - Checklist de acessibilidade manual para desenvolvedores versão 2.0 - pag 10</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Há um campo de busca no site, em todas as páginas? Incluindo a página de erro 404 </text:p>
          </table:table-cell>
          <table:table-cell table:style-name="Recomendaçõesparausabilidadeeacessibilidadedee-ServiçosmunicipaiseportaisdetransparênciaRecomendaçõesparausabilidadeeacessibilidadedee-Serviçosmunicipaiseportaisdetransparência.B3" office:value-type="string">
            <text:p text:style-name="P5">Padrões Brasileiros de e-Gov – Cartilha de Usabilidade - Recomendação 1.6</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O resultado da busca é claro e de fácil acesso?</text:p>
          </table:table-cell>
          <table:table-cell table:style-name="Recomendaçõesparausabilidadeeacessibilidadedee-ServiçosmunicipaiseportaisdetransparênciaRecomendaçõesparausabilidadeeacessibilidadedee-Serviçosmunicipaiseportaisdetransparência.B3" office:value-type="string">
            <text:p text:style-name="P5">E-MAG - Checklist de acessibilidade manual para desenvolvedores versão 2.0 - pag 10</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Todos os formulário funcionam adequadamente?</text:p>
          </table:table-cell>
          <table:table-cell table:style-name="Recomendaçõesparausabilidadeeacessibilidadedee-ServiçosmunicipaiseportaisdetransparênciaRecomendaçõesparausabilidadeeacessibilidadedee-Serviçosmunicipaiseportaisdetransparência.B3" office:value-type="string">
            <text:p text:style-name="P5">E-MAG - Checklist de acessibilidade manual para desenvolvedores versão 2.0 - pag 16</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Existe o Mapa do site? </text:p>
          </table:table-cell>
          <table:table-cell table:style-name="Recomendaçõesparausabilidadeeacessibilidadedee-ServiçosmunicipaiseportaisdetransparênciaRecomendaçõesparausabilidadeeacessibilidadedee-Serviçosmunicipaiseportaisdetransparência.B3" office:value-type="string">
            <text:p text:style-name="P5">Indicadores e métricas para avaliação de e-serviços - Tabela de indicadores - 6. Navegabilidade (pag. 18)</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Até 3 cliques para chegar a informação?</text:p>
          </table:table-cell>
          <table:table-cell table:style-name="Recomendaçõesparausabilidadeeacessibilidadedee-ServiçosmunicipaiseportaisdetransparênciaRecomendaçõesparausabilidadeeacessibilidadedee-Serviçosmunicipaiseportaisdetransparência.B3" office:value-type="string">
            <text:p text:style-name="P5">Indicadores e métricas para avaliação de e-serviços - indicador Navegabilidade (pag. 18)</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Avisa quando precisar abrir uma pop-up?</text:p>
          </table:table-cell>
          <table:table-cell table:style-name="Recomendaçõesparausabilidadeeacessibilidadedee-ServiçosmunicipaiseportaisdetransparênciaRecomendaçõesparausabilidadeeacessibilidadedee-Serviçosmunicipaiseportaisdetransparência.B3" office:value-type="string">
            <text:p text:style-name="P5">Padrões Brasileiros de e-Gov – Cartilha de Usabilidade – Recomendação 1.11 </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Os links de arquivos para download apresentam a extensão a qual são disponibilizados?</text:p>
          </table:table-cell>
          <table:table-cell table:style-name="Recomendaçõesparausabilidadeeacessibilidadedee-ServiçosmunicipaiseportaisdetransparênciaRecomendaçõesparausabilidadeeacessibilidadedee-Serviçosmunicipaiseportaisdetransparência.B3" office:value-type="string">
            <text:p text:style-name="P5">Padrões Brasileiros de e-Gov – Cartilha de Usabilidade - Recomendação 1.10</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Os documentos disponibilizados permitem que seu conteúdo seja copiado?</text:p>
          </table:table-cell>
          <table:table-cell table:style-name="Recomendaçõesparausabilidadeeacessibilidadedee-ServiçosmunicipaiseportaisdetransparênciaRecomendaçõesparausabilidadeeacessibilidadedee-Serviçosmunicipaiseportaisdetransparência.B3" office:value-type="string">
            <text:p text:style-name="P5">Padrões Brasileiros de e-Gov – Cartilha de Usabilidade - Recomendação 1.31</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Table_20_Contents">Sobre a redação dos textos, a leitura das palavras e frases está sendo compreendida? Os parágrafos estão com um tamanho razoável?</text:p>
          </table:table-cell>
          <table:table-cell table:style-name="Recomendaçõesparausabilidadeeacessibilidadedee-ServiçosmunicipaiseportaisdetransparênciaRecomendaçõesparausabilidadeeacessibilidadedee-Serviçosmunicipaiseportaisdetransparência.B3" office:value-type="string">
            <text:p text:style-name="P5">Padrões Brasileiros de e-Gov – Cartilha de Usabilidade - Recomendação 1.53</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Há indicação de responsáveis por atos administrativos?</text:p>
          </table:table-cell>
          <table:table-cell table:style-name="Recomendaçõesparausabilidadeeacessibilidadedee-ServiçosmunicipaiseportaisdetransparênciaRecomendaçõesparausabilidadeeacessibilidadedee-Serviçosmunicipaiseportaisdetransparência.B3" office:value-type="string">
            <text:p text:style-name="P5">Indicadores e métricas para avaliação de e-serviços - Tabela de indicadores - 8. Transparência </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O site possui opções para redimensionamento do texto? </text:p>
          </table:table-cell>
          <table:table-cell table:style-name="Recomendaçõesparausabilidadeeacessibilidadedee-ServiçosmunicipaiseportaisdetransparênciaRecomendaçõesparausabilidadeeacessibilidadedee-Serviçosmunicipaiseportaisdetransparência.B3" office:value-type="string">
            <text:p text:style-name="P5">c - Recomendação 27 </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A página de erro (404) é clara e possui um link para página inicial?</text:p>
          </table:table-cell>
          <table:table-cell table:style-name="Recomendaçõesparausabilidadeeacessibilidadedee-ServiçosmunicipaiseportaisdetransparênciaRecomendaçõesparausabilidadeeacessibilidadedee-Serviçosmunicipaiseportaisdetransparência.B3" office:value-type="string">
            <text:p text:style-name="P5">Padrões Brasileiros de e-Gov – Cartilha de Usabilidade - Recomendação 1.39</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O site funciona da mesma maneira em qualquer navegador? <text:soft-page-break/>(recomenda-se testar em dois ou mais.)</text:p>
          </table:table-cell>
          <table:table-cell table:style-name="Recomendaçõesparausabilidadeeacessibilidadedee-ServiçosmunicipaiseportaisdetransparênciaRecomendaçõesparausabilidadeeacessibilidadedee-Serviçosmunicipaiseportaisdetransparência.B3" office:value-type="string">
            <text:p text:style-name="P5">E-MAG - Checklist de acessibilidade <text:soft-page-break/>manual para desenvolvedores versão 2.0 - pag 25</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9">Recursos para interação com o usuário</text:p>
          </table:table-cell>
          <table:table-cell table:style-name="Recomendaçõesparausabilidadeeacessibilidadedee-ServiçosmunicipaiseportaisdetransparênciaRecomendaçõesparausabilidadeeacessibilidadedee-Serviçosmunicipaiseportaisdetransparência.B2">
            <text:p text:style-name="P4"/>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Existem uma página para contato e feedback?</text:p>
          </table:table-cell>
          <table:table-cell table:style-name="Recomendaçõesparausabilidadeeacessibilidadedee-ServiçosmunicipaiseportaisdetransparênciaRecomendaçõesparausabilidadeeacessibilidadedee-Serviçosmunicipaiseportaisdetransparência.B3" office:value-type="string">
            <text:p text:style-name="P5">Padrões Brasileiros de e-Gov – Cartilha de Usabilidade - Recomendação 1.67 </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Existem indicadores de satisfação?</text:p>
          </table:table-cell>
          <table:table-cell table:style-name="Recomendaçõesparausabilidadeeacessibilidadedee-ServiçosmunicipaiseportaisdetransparênciaRecomendaçõesparausabilidadeeacessibilidadedee-Serviçosmunicipaiseportaisdetransparência.B3" office:value-type="string">
            <text:p text:style-name="P5">Indicadores e métricas para avaliação de e-serviços - Tabela de indicadores - 8. Transparência</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Existe iniciativas voltadas para educação orçamentária, como textos explicatívos ou vídeos?</text:p>
          </table:table-cell>
          <table:table-cell table:style-name="Recomendaçõesparausabilidadeeacessibilidadedee-ServiçosmunicipaiseportaisdetransparênciaRecomendaçõesparausabilidadeeacessibilidadedee-Serviçosmunicipaiseportaisdetransparência.B3" office:value-type="string">
            <text:p text:style-name="P5">PIRES, 2010b, p. 36</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O site possui uma página de ajuda, FAQ ou com dicas de navegação? </text:p>
          </table:table-cell>
          <table:table-cell table:style-name="Recomendaçõesparausabilidadeeacessibilidadedee-ServiçosmunicipaiseportaisdetransparênciaRecomendaçõesparausabilidadeeacessibilidadedee-Serviçosmunicipaiseportaisdetransparência.B3" office:value-type="string">
            <text:p text:style-name="P5">E-MAG - Checklist de acessibilidade manual para desenvolvedores versão 2.0 - pag 25</text:p>
          </table:table-cell>
        </table:table-row>
        <table:table-row>
          <table:table-cell table:style-name="Recomendaçõesparausabilidadeeacessibilidadedee-ServiçosmunicipaiseportaisdetransparênciaRecomendaçõesparausabilidadeeacessibilidadedee-Serviçosmunicipaiseportaisdetransparência.A3" office:value-type="string">
            <text:p text:style-name="P2">Existência de formas de contato das instituições e pessoas envolvidas, email, telefone, endereço?</text:p>
          </table:table-cell>
          <table:table-cell table:style-name="Recomendaçõesparausabilidadeeacessibilidadedee-ServiçosmunicipaiseportaisdetransparênciaRecomendaçõesparausabilidadeeacessibilidadedee-Serviçosmunicipaiseportaisdetransparência.B3" office:value-type="string">
            <text:p text:style-name="P5">Indicadores e métricas para avaliação de e-serviços - Tabela de indicadores - 2. Comunicabilidade</text:p>
          </table:table-cell>
        </table:table-row>
      </table:table>
      <text:p text:style-name="ABNT_20_quadro">Quadro 2 – Recomendações para usabilidade e acessibilidade de e-Serviços municipais e portais de transparência</text:p>
      <text:p text:style-name="ABNT_20_quadro">Fonte: Elaboração própria com base nos documentos indicados.</text:p>
      <text:h text:style-name="P35" text:outline-level="1">3 Checklist para medir o nível de transparência Orçamentária municipal</text:h>
      <table:table table:name="PrimeirapartedoquestionárioparacalcularapontuaçãonaEscalaETM" table:style-name="PrimeirapartedoquestionárioparacalcularapontuaçãonaEscalaETM">
        <table:table-column table:style-name="PrimeirapartedoquestionárioparacalcularapontuaçãonaEscalaETM.A"/>
        <table:table-column table:style-name="PrimeirapartedoquestionárioparacalcularapontuaçãonaEscalaETM.B"/>
        <table:table-column table:style-name="PrimeirapartedoquestionárioparacalcularapontuaçãonaEscalaETM.C"/>
        <table:table-row table:style-name="PrimeirapartedoquestionárioparacalcularapontuaçãonaEscalaETM.1">
          <table:table-cell table:style-name="PrimeirapartedoquestionárioparacalcularapontuaçãonaEscalaETM.A1" office:value-type="string">
            <text:p text:style-name="P12">Parte 1 – Cumprimento legal, disponibilização de documentos TOMWeb</text:p>
          </table:table-cell>
          <table:table-cell table:style-name="PrimeirapartedoquestionárioparacalcularapontuaçãonaEscalaETM.B1" office:value-type="string">
            <text:p text:style-name="P9">Valor</text:p>
          </table:table-cell>
          <table:table-cell table:style-name="PrimeirapartedoquestionárioparacalcularapontuaçãonaEscalaETM.C1" office:value-type="string">
            <text:p text:style-name="P11">Soma</text:p>
          </table:table-cell>
        </table:table-row>
        <table:table-row table:style-name="PrimeirapartedoquestionárioparacalcularapontuaçãonaEscalaETM.1">
          <table:table-cell table:style-name="PrimeirapartedoquestionárioparacalcularapontuaçãonaEscalaETM.A2" office:value-type="string">
            <text:p text:style-name="P6">1 Planejamento Orçamentário</text:p>
          </table:table-cell>
          <table:table-cell table:style-name="PrimeirapartedoquestionárioparacalcularapontuaçãonaEscalaETM.B2" office:value-type="float" office:value="20">
            <text:p text:style-name="P4">20</text:p>
          </table:table-cell>
          <table:table-cell table:style-name="PrimeirapartedoquestionárioparacalcularapontuaçãonaEscalaETM.C2">
            <text:p text:style-name="P4"/>
          </table:table-cell>
        </table:table-row>
        <table:table-row table:style-name="PrimeirapartedoquestionárioparacalcularapontuaçãonaEscalaETM.1">
          <table:table-cell table:style-name="PrimeirapartedoquestionárioparacalcularapontuaçãonaEscalaETM.A2" office:value-type="string">
            <text:p text:style-name="Table_20_Contents">1.1 PPA - Plano Plurianual (do quadriênio em curso e do anterior) </text:p>
          </table:table-cell>
          <table:table-cell table:style-name="PrimeirapartedoquestionárioparacalcularapontuaçãonaEscalaETM.B2" office:value-type="float" office:value="4">
            <text:p text:style-name="P5">4</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Table_20_Contents">1.2 LDO - Lei de Diretrizes Orçamentárias e Anexos de Metas Fiscais e de Riscos Fiscais (do ano em curso e dos 3 anteriores) </text:p>
          </table:table-cell>
          <table:table-cell table:style-name="PrimeirapartedoquestionárioparacalcularapontuaçãonaEscalaETM.B2" office:value-type="float" office:value="4">
            <text:p text:style-name="P5">4</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Table_20_Contents">1.3 LOA - Lei Orçamentária Anual (do ano em curso e dos 3 anteriores) </text:p>
          </table:table-cell>
          <table:table-cell table:style-name="PrimeirapartedoquestionárioparacalcularapontuaçãonaEscalaETM.B2" office:value-type="float" office:value="4">
            <text:p text:style-name="P5">4</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Table_20_Contents">1.4 Programação Financeira (do trimestre em curso e <text:s/>dos 2 anos anteriores)</text:p>
          </table:table-cell>
          <table:table-cell table:style-name="PrimeirapartedoquestionárioparacalcularapontuaçãonaEscalaETM.B2" office:value-type="float" office:value="4">
            <text:p text:style-name="P5">4</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Table_20_Contents">1.5 Link ou informações sobre audiências públicas ou atividades similares (orçamento participativo, consultas etc.)</text:p>
          </table:table-cell>
          <table:table-cell table:style-name="PrimeirapartedoquestionárioparacalcularapontuaçãonaEscalaETM.B2" office:value-type="float" office:value="4">
            <text:p text:style-name="P5">4</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8" office:value-type="string">
            <text:p text:style-name="P6">2 Execução Orçamentária</text:p>
          </table:table-cell>
          <table:table-cell table:style-name="PrimeirapartedoquestionárioparacalcularapontuaçãonaEscalaETM.B2" office:value-type="float" office:value="20">
            <text:p text:style-name="P4">20</text:p>
          </table:table-cell>
          <table:table-cell table:style-name="PrimeirapartedoquestionárioparacalcularapontuaçãonaEscalaETM.C2">
            <text:p text:style-name="P4"/>
          </table:table-cell>
        </table:table-row>
        <table:table-row table:style-name="PrimeirapartedoquestionárioparacalcularapontuaçãonaEscalaETM.1">
          <table:table-cell table:style-name="PrimeirapartedoquestionárioparacalcularapontuaçãonaEscalaETM.A2" office:value-type="string">
            <text:p text:style-name="Table_20_Contents"><text:span text:style-name="T6">2.1 Boletins de caixa (últimos </text:span>36 meses)</text:p>
          </table:table-cell>
          <table:table-cell table:style-name="PrimeirapartedoquestionárioparacalcularapontuaçãonaEscalaETM.B2" office:value-type="float" office:value="2">
            <text:p text:style-name="P5">2</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P7">2.2 Relação de pagamentos efetuados - com nome do beneficiado, valor, item adquirido ou contratado, modalidade licitatória utilizada (últimos 36 meses)</text:p>
          </table:table-cell>
          <table:table-cell table:style-name="PrimeirapartedoquestionárioparacalcularapontuaçãonaEscalaETM.B2" office:value-type="float" office:value="2">
            <text:p text:style-name="P5">2</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P7">2.3 Balancete mensal da receita por categorias econômicas e por fontes (dos últimos 36 meses)</text:p>
          </table:table-cell>
          <table:table-cell table:style-name="PrimeirapartedoquestionárioparacalcularapontuaçãonaEscalaETM.B2" office:value-type="float" office:value="2">
            <text:p text:style-name="P5">2</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P7">2.4 Balancete mensal da despesa por categorias econômicas e por elementos, por unidades orçamentárias (últimos 36 meses)</text:p>
          </table:table-cell>
          <table:table-cell table:style-name="PrimeirapartedoquestionárioparacalcularapontuaçãonaEscalaETM.B2" office:value-type="float" office:value="2">
            <text:p text:style-name="P5">2</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P7">2.5 RREO - Relatório Resumido da Execução Orçamentária (dos18 últimos bimestres)</text:p>
          </table:table-cell>
          <table:table-cell table:style-name="PrimeirapartedoquestionárioparacalcularapontuaçãonaEscalaETM.B2" office:value-type="float" office:value="2">
            <text:p text:style-name="P5">2</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P7">2.6 RGF – Relatório de Gestão Fiscal (dos últimos 9 quadrimestres)</text:p>
          </table:table-cell>
          <table:table-cell table:style-name="PrimeirapartedoquestionárioparacalcularapontuaçãonaEscalaETM.B2" office:value-type="float" office:value="2">
            <text:p text:style-name="P5">2</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P7">2.7 Demonstrativo do cumprimento do percentual mínimo de despesas com Saúde (dos últimos 6 semestres)</text:p>
          </table:table-cell>
          <table:table-cell table:style-name="PrimeirapartedoquestionárioparacalcularapontuaçãonaEscalaETM.B2" office:value-type="float" office:value="2">
            <text:p text:style-name="P5">2</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P7">2.8 Demonstrativo do cumprimento do percentual mínimo de despesas com Ensino(dos últimos 18 bimestres)</text:p>
          </table:table-cell>
          <table:table-cell table:style-name="PrimeirapartedoquestionárioparacalcularapontuaçãonaEscalaETM.B2" office:value-type="float" office:value="2">
            <text:p text:style-name="P5">2</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P7">2.9 Balanços anuais (Orçamentário, Financeiro e Patrimonial) e Demonstração das Variações Patrimoniais (dos <text:s/>últimos 3 anos)</text:p>
          </table:table-cell>
          <table:table-cell table:style-name="PrimeirapartedoquestionárioparacalcularapontuaçãonaEscalaETM.B2" office:value-type="float" office:value="2">
            <text:p text:style-name="P5">2</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P7">2.10 Pareceres do Tribunal de Contas e decisão do Legislativo sobre eles (dos últimos 3 anos)</text:p>
          </table:table-cell>
          <table:table-cell table:style-name="PrimeirapartedoquestionárioparacalcularapontuaçãonaEscalaETM.B2" office:value-type="float" office:value="2">
            <text:p text:style-name="P5">2</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P3">3 Compras Públicas</text:p>
          </table:table-cell>
          <table:table-cell table:style-name="PrimeirapartedoquestionárioparacalcularapontuaçãonaEscalaETM.B2" office:value-type="float" office:value="20">
            <text:p text:style-name="P4">20</text:p>
          </table:table-cell>
          <table:table-cell table:style-name="PrimeirapartedoquestionárioparacalcularapontuaçãonaEscalaETM.C2">
            <text:p text:style-name="P4"/>
          </table:table-cell>
        </table:table-row>
        <table:table-row table:style-name="PrimeirapartedoquestionárioparacalcularapontuaçãonaEscalaETM.1">
          <table:table-cell table:style-name="PrimeirapartedoquestionárioparacalcularapontuaçãonaEscalaETM.A2" office:value-type="string">
            <text:p text:style-name="Table_20_Contents">3.1 Editais de licitação por modalidades tradicionais (concorrência, tomada de preço <text:soft-page-break/>e carta-convite)</text:p>
          </table:table-cell>
          <table:table-cell table:style-name="PrimeirapartedoquestionárioparacalcularapontuaçãonaEscalaETM.B2" office:value-type="float" office:value="5">
            <text:p text:style-name="P5">5</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Table_20_Contents">3.2 Editais de licitação através de pregão (presencial ou eletrônico)</text:p>
          </table:table-cell>
          <table:table-cell table:style-name="PrimeirapartedoquestionárioparacalcularapontuaçãonaEscalaETM.B2" office:value-type="float" office:value="5">
            <text:p text:style-name="P5">5</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Table_20_Contents">3.3 Lista de aquisições por compra direta – com nome do beneficiado, valor, item adquirido ou contratado</text:p>
          </table:table-cell>
          <table:table-cell table:style-name="PrimeirapartedoquestionárioparacalcularapontuaçãonaEscalaETM.B2" office:value-type="float" office:value="5">
            <text:p text:style-name="P5">5</text:p>
          </table:table-cell>
          <table:table-cell table:style-name="PrimeirapartedoquestionárioparacalcularapontuaçãonaEscalaETM.C2">
            <text:p text:style-name="P5"/>
          </table:table-cell>
        </table:table-row>
        <table:table-row table:style-name="PrimeirapartedoquestionárioparacalcularapontuaçãonaEscalaETM.1">
          <table:table-cell table:style-name="PrimeirapartedoquestionárioparacalcularapontuaçãonaEscalaETM.A2" office:value-type="string">
            <text:p text:style-name="Table_20_Contents">3.4 Extrato de contratos adjudicados</text:p>
          </table:table-cell>
          <table:table-cell table:style-name="PrimeirapartedoquestionárioparacalcularapontuaçãonaEscalaETM.B2" office:value-type="float" office:value="5">
            <text:p text:style-name="P5">5</text:p>
          </table:table-cell>
          <table:table-cell table:style-name="PrimeirapartedoquestionárioparacalcularapontuaçãonaEscalaETM.C2">
            <text:p text:style-name="P5"/>
          </table:table-cell>
        </table:table-row>
      </table:table>
      <text:p text:style-name="P27">Quadro 4– Primeira parte do questionário para calcular a pontuação na Escala ETM</text:p>
      <text:p text:style-name="P24">Fonte: Elaboração própria com base no quadro 1 do presente trabalho</text:p>
      <text:p text:style-name="P26"/>
      <table:table table:name="SegundapartedoquestionárioparacalcularapontuaçãonaEscalaETM" table:style-name="SegundapartedoquestionárioparacalcularapontuaçãonaEscalaETM">
        <table:table-column table:style-name="SegundapartedoquestionárioparacalcularapontuaçãonaEscalaETM.A"/>
        <table:table-column table:style-name="SegundapartedoquestionárioparacalcularapontuaçãonaEscalaETM.B"/>
        <table:table-column table:style-name="SegundapartedoquestionárioparacalcularapontuaçãonaEscalaETM.C"/>
        <table:table-row table:style-name="SegundapartedoquestionárioparacalcularapontuaçãonaEscalaETM.1">
          <table:table-cell table:style-name="SegundapartedoquestionárioparacalcularapontuaçãonaEscalaETM.A1" office:value-type="string">
            <text:p text:style-name="P12">Parte 2 – Diretrizes de usabilidade, acessibilidade e recursos adicionais</text:p>
          </table:table-cell>
          <table:table-cell table:style-name="SegundapartedoquestionárioparacalcularapontuaçãonaEscalaETM.A1" office:value-type="string">
            <text:p text:style-name="Table_20_Heading">Valor</text:p>
          </table:table-cell>
          <table:table-cell table:style-name="SegundapartedoquestionárioparacalcularapontuaçãonaEscalaETM.C1" office:value-type="string">
            <text:p text:style-name="Table_20_Heading">Soma</text:p>
          </table:table-cell>
        </table:table-row>
        <table:table-row table:style-name="SegundapartedoquestionárioparacalcularapontuaçãonaEscalaETM.1">
          <table:table-cell table:style-name="SegundapartedoquestionárioparacalcularapontuaçãonaEscalaETM.A2" office:value-type="string">
            <text:p text:style-name="P12">4 Usabilidade</text:p>
          </table:table-cell>
          <table:table-cell table:style-name="SegundapartedoquestionárioparacalcularapontuaçãonaEscalaETM.B2" office:value-type="float" office:value="20">
            <text:p text:style-name="Table_20_Heading">20</text:p>
          </table:table-cell>
          <table:table-cell table:style-name="SegundapartedoquestionárioparacalcularapontuaçãonaEscalaETM.C2">
            <text:p text:style-name="Table_20_Heading"/>
          </table:table-cell>
        </table:table-row>
        <table:table-row table:style-name="SegundapartedoquestionárioparacalcularapontuaçãonaEscalaETM.1">
          <table:table-cell table:style-name="SegundapartedoquestionárioparacalcularapontuaçãonaEscalaETM.A3" office:value-type="string">
            <text:p text:style-name="Table_20_Contents">4.1 Possuir um portal dedicado exclusivamente a transparência?</text:p>
          </table:table-cell>
          <table:table-cell table:style-name="SegundapartedoquestionárioparacalcularapontuaçãonaEscalaETM.B2" office:value-type="float" office:value="4">
            <text:p text:style-name="P5">4</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2 Existência de uniformidade/padrão de apresentação e formatos?</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3 A estrutura de links é bonita(<text:span text:style-name="T11">pretty</text:span> <text:span text:style-name="T11">permalink</text:span>)? (o endereço URL deve ser uma frase que descreva a página, a data, a categoria, que o usuário saiba do que se trata sem necessitar visitar o site)</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4 O título das páginas explicam são claros e explicam o conteúdo da página?</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5 O site fornece a localização do usuário em um conjunto de páginas (<text:span text:style-name="T11">breadcumb</text:span>)? Exemplo: Você está em: Página inicial &gt; Downloads </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6 Todos botões de navegação funcionam adequadamente (inexistência de link quebrado/duplicado)?</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Table_20_Contents">4.7 Todos botões de navegação abrem o conteúdo na mesma página de navegação?</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Table_20_Contents">4.8 Os links que abrem páginas externas avisam o usuário antes deste clicar?</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9 Há um campo de busca no site, em todas as páginas? Incluindo a página de erro 404 </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10 O resultado da busca é claro e de fácil acesso?</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11 Todos os formulário funcionam adequadamente?</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12 Existe o Mapa do site? </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13 Até 3 cliques para chegar a informação?</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14 Avisa quando precisar abrir uma pop-up?</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15 Os links de arquivos para download apresentam a extensão a qual são disponibilizados?</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16 Os documentos disponibilizados permitem que seu conteúdo seja copiado?</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ext:soft-page-break/>
        <table:table-row table:style-name="SegundapartedoquestionárioparacalcularapontuaçãonaEscalaETM.1">
          <table:table-cell table:style-name="SegundapartedoquestionárioparacalcularapontuaçãonaEscalaETM.A3" office:value-type="string">
            <text:p text:style-name="Table_20_Contents">4.17 Sobre a redação dos textos, a leitura das palavras e frases está sendo compreendida? Os parágrafos estão com um tamanho razoável?</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18 Há indicação de responsáveis por atos administrativos?</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19 O site possui opções para redimensionamento do texto? </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20 A página de erro (404) é clara e possui um link para página inicial?</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4.21 O site funciona da mesma maneira em qualquer navegador? (recomenda-se testar em dois ou mais.)</text:p>
          </table:table-cell>
          <table:table-cell table:style-name="SegundapartedoquestionárioparacalcularapontuaçãonaEscalaETM.B2" office:value-type="float" office:value="1">
            <text:p text:style-name="P5">1</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10">5 Recursos para interação com o usuário</text:p>
          </table:table-cell>
          <table:table-cell table:style-name="SegundapartedoquestionárioparacalcularapontuaçãonaEscalaETM.B2" office:value-type="float" office:value="20">
            <text:p text:style-name="P4">20</text:p>
          </table:table-cell>
          <table:table-cell table:style-name="SegundapartedoquestionárioparacalcularapontuaçãonaEscalaETM.C2">
            <text:p text:style-name="P4"/>
          </table:table-cell>
        </table:table-row>
        <table:table-row table:style-name="SegundapartedoquestionárioparacalcularapontuaçãonaEscalaETM.1">
          <table:table-cell table:style-name="SegundapartedoquestionárioparacalcularapontuaçãonaEscalaETM.A3" office:value-type="string">
            <text:p text:style-name="P2">5.1 Existem uma página para contato e feedback?</text:p>
          </table:table-cell>
          <table:table-cell table:style-name="SegundapartedoquestionárioparacalcularapontuaçãonaEscalaETM.B2" office:value-type="float" office:value="4">
            <text:p text:style-name="P5">4</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5.2 Existem indicadores de satisfação?</text:p>
          </table:table-cell>
          <table:table-cell table:style-name="SegundapartedoquestionárioparacalcularapontuaçãonaEscalaETM.B2" office:value-type="float" office:value="4">
            <text:p text:style-name="P5">4</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5.3 Existe iniciativas voltadas para educação orçamentária, como textos explicatívos ou vídeos?</text:p>
          </table:table-cell>
          <table:table-cell table:style-name="SegundapartedoquestionárioparacalcularapontuaçãonaEscalaETM.B2" office:value-type="float" office:value="4">
            <text:p text:style-name="P5">4</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5.4 O site possui uma página de ajuda, FAQ ou com dicas de navegação? </text:p>
          </table:table-cell>
          <table:table-cell table:style-name="SegundapartedoquestionárioparacalcularapontuaçãonaEscalaETM.B2" office:value-type="float" office:value="4">
            <text:p text:style-name="P5">4</text:p>
          </table:table-cell>
          <table:table-cell table:style-name="SegundapartedoquestionárioparacalcularapontuaçãonaEscalaETM.C2">
            <text:p text:style-name="P5"/>
          </table:table-cell>
        </table:table-row>
        <table:table-row table:style-name="SegundapartedoquestionárioparacalcularapontuaçãonaEscalaETM.1">
          <table:table-cell table:style-name="SegundapartedoquestionárioparacalcularapontuaçãonaEscalaETM.A3" office:value-type="string">
            <text:p text:style-name="P25">5.5 Existência de formas de contato das instituições e pessoas envolvidas, email, telefone, endereço?</text:p>
          </table:table-cell>
          <table:table-cell table:style-name="SegundapartedoquestionárioparacalcularapontuaçãonaEscalaETM.B2" office:value-type="float" office:value="4">
            <text:p text:style-name="P5">4</text:p>
          </table:table-cell>
          <table:table-cell table:style-name="SegundapartedoquestionárioparacalcularapontuaçãonaEscalaETM.C2">
            <text:p text:style-name="P5"/>
          </table:table-cell>
        </table:table-row>
      </table:table>
      <text:p text:style-name="P27">Quadro 4– Segunda parte do questionário para calcular a pontuação na Escala ETM</text:p>
      <text:p text:style-name="P23">Fonte: Elaboração própria com base no quadro 2 do presente trabalho</text:p>
      <text:h text:style-name="P35" text:outline-level="1">4 Estudo de caso: aplicando o Checklist Ao portal de transparência Da prefeitura de São Carlos-SP</text:h>
      <text:p text:style-name="ABNT_20_Fonte">O portal de transparência de São Carlos foi escolhido para testar a Escala, pois seu portal da transparência já tem sua qualidade reconhecida,. “<text:span text:style-name="T7">O caso de São Carlos é uma evidência empírica da efetiva possibilidade de implantação da TOM </text:span><text:span text:style-name="T8">Web</text:span><text:span text:style-name="T7"> em todos os municípios do país, ao longo dos próximos três anos (como previsto na LC 131/09)” (PIRES, 2010b, p.47) </text:span></text:p>
      <text:p text:style-name="P28">A prefeitura de São Carlos é pioneira, disponibilizando a maioria dos documentos exigidos. “Atualmente, praticamente todos os documentos necessários para o acompanhamento da situação orçamentária e financeira da Prefeitura.”(PIRES, 2010b, p.47) </text:p>
      <text:h text:style-name="Heading_20_2" text:outline-level="2">4.1 Aplicação da Escala</text:h>
      <text:p text:style-name="ABNT_20_Fonte">A nota obtida na escala foi de 55 pontos de 100 possíveis, de acordo com o gráfico abaixo:</text:p>
      <text:p text:style-name="ABNT_20_Fonte"><draw:frame draw:style-name="fr1" draw:name="Object1" text:anchor-type="paragraph" svg:x="0.36cm" svg:y="-0.256cm" svg:width="14.369cm" svg:height="8.438cm" draw:z-index="1"><draw:object xlink:href="./Object 1" xlink:type="simple" xlink:show="embed" xlink:actuate="onLoad"/><draw:image xlink:href="./ObjectReplacements/Object 1" xlink:type="simple" xlink:show="embed" xlink:actuate="onLoad"/><svg:desc>chart</svg:desc></draw:frame></text:p>
      <text:p text:style-name="ABNT_20_quadro"><text:soft-page-break/>Gráfico 1 – Pontuação obtida pelo Portal de Transparência de São Carlos na Escala ETM</text:p>
      <text:p text:style-name="ABNT_20_quadro">Fonte: autoria própria com base no questionário (checklist) do presente trabalho</text:p>
      <text:p text:style-name="ABNT_20_quadro"/>
      <text:p text:style-name="ABNT_20_Fonte">O gráfico mostra que o portal de transparência de São Carlos está com a nota acima de 50, demonstrando que o portal está num estágio de evolução adiantado, porém existem alguns elementos que precisam ser trabalhados, deve ser dada uma atenção especial para a área de usabilidade e recursos para interação com o usuário.</text:p>
      <text:p text:style-name="ABNT_20_Fonte">O segundo gráfico mostra a pontuação obtida em cada subdivisão do questionário, ficando a pontuação da seguinte forma:</text:p>
      <text:list xml:id="list594168107" text:style-name="L1">
        <text:list-item>
          <text:p text:style-name="P31">Planejamento Orçamentário: 12 pontos</text:p>
        </text:list-item>
        <text:list-item>
          <text:p text:style-name="P31">Execução Orçamentária: 12 pontos</text:p>
        </text:list-item>
        <text:list-item>
          <text:p text:style-name="P31">Compras Públicas: 15 pontos</text:p>
        </text:list-item>
        <text:list-item>
          <text:p text:style-name="P31">Usabilidade do site: 16 pontos</text:p>
        </text:list-item>
        <text:list-item>
          <text:p text:style-name="P31">Recursos para interação com o usuário: 0 pontos</text:p>
        </text:list-item>
      </text:list>
      <text:p text:style-name="ABNT_20_Fonte"><draw:frame draw:style-name="fr1" draw:name="Object2" text:anchor-type="paragraph" svg:x="0cm" svg:y="0.864cm" svg:width="16.589cm" style:rel-width="100%" svg:height="9.999cm" draw:z-index="0"><draw:object xlink:href="./Object 2" xlink:type="simple" xlink:show="embed" xlink:actuate="onLoad"/><draw:image xlink:href="./ObjectReplacements/Object 2" xlink:type="simple" xlink:show="embed" xlink:actuate="onLoad"/></draw:frame>Ficando a pontuação de acordo com o gráfico abaixo:</text:p>
      <text:p text:style-name="ABNT_20_quadro"><text:soft-page-break/>Gráfico 2 – Pontuação obtida em cada subdivisão do questionário no Portal de Transparência de São Carlos </text:p>
      <text:p text:style-name="ABNT_20_quadro">Fonte: autoria própria com base no questionário (checklist) do presente trabalho</text:p>
      <text:p text:style-name="ABNT_20_quadro"/>
      <text:p text:style-name="ABNT_20_Fonte">A maior pontuação está no aspecto da usabilidade do site, o que demonstra uma preocupação maior da equipe de desenvolvimento com a qualidade do portal. A estrutura existente no site principal da cidade de São Carlos também pode explicar essa pontuação, pois o portal da transparência é parte integrada do site principal e aproveita seus recursos.</text:p>
      <text:p text:style-name="ABNT_20_Fonte">A segunda maior pontuação é no item Planejamento Orçamentário, a disponibilização destes itens segue as recomendações legais, sendo que apenas informações sobre a Programação Financeira não estavam presente.</text:p>
      <text:p text:style-name="ABNT_20_Fonte">As informações sobre a Execução Orçamentária aparecem como o terceiro item que mais pontuou, sendo que as informações são subdivididas em dias, o que resulta <text:soft-page-break/>num alto volume de documentos. O portal da transparência de São Carlos demonstra estas informações de maneira organizada.</text:p>
      <text:p text:style-name="ABNT_20_Fonte">As informações sobre compras públicas precisam de mais atenção, a maioria dos documentos exigidos não está presente.</text:p>
      <text:p text:style-name="ABNT_20_Fonte">A pior pontuação é justamente numa das áreas que a adminstração pública menos dá importância, a comunicação e recebimento de feedback do cidadão. É preciso criar, dentro do próprio portal da transparência, mecanismos para isso, a tecnologia é abundante é pode ser empregada de forma automatizada, só trazem benefícios uma página de feedback com o usuário, um formulário de contato ou até mesmos índices de satisfação com o serviço prestado. O pontecial comunicativo que internet propicia deve ser explorado ao máximo.</text:p>
      <text:h text:style-name="Heading_20_2" text:outline-level="2">4.2 Relatório de recomendações</text:h>
      <text:list xml:id="list838801306" text:style-name="L2">
        <text:list-item>
          <text:p text:style-name="P32">Trocar o título do menu de navegação “Orçamento Municipal” para “Planejamento Orçamentário”, pois já é sabido que o âmbito é municipal e a palavra planejamento identifica melhor o conteúdo.</text:p>
        </text:list-item>
        <text:list-item>
          <text:p text:style-name="P32">Disponibilizar os documentos que estão faltando na página “Orçamento Municipal”, que são a Programação Financeira dos últimos 3 anos.</text:p>
        </text:list-item>
        <text:list-item>
          <text:p text:style-name="P32">A prefeitura de São Carlos possui um portal com informações sobre o “Orçamento Participativo”, recomenda-se colocar um link no menu de navegação do Portal da Transparência ou criar uma página com mais informações e um link dentro desta página, isso levaria a um ganho de pontos na escala e-TOM.</text:p>
        </text:list-item>
        <text:list-item>
          <text:p text:style-name="P32"><text:soft-page-break/>A relação de pagamento efetuados não informa a modalidade licitatória utilizada, a pontuação não foi prejudicada pois essa informação não compromete a integridade dos documentos, mas é uma recomendação do FMI.</text:p>
        </text:list-item>
        <text:list-item>
          <text:p text:style-name="P32">Os links para documentos em PDF devem acompanhar o logotipo ou texto que os identifiquem.</text:p>
        </text:list-item>
        <text:list-item>
          <text:p text:style-name="P32">O texto que descreve o gráfico da página “Limites Constitucionais” - O gráfico abaixo mostra o percentual aplicado pelo município de São Carlos – deveria ser acrescido ao seu final: “na área de Educação”, pois para entender os gráficos é preciso ler o texto todo da página.</text:p>
        </text:list-item>
        <text:list-item>
          <text:p text:style-name="P32">O item do menu de navegação “Programas de Metas 2009/2012” remete a página “Orçamento Municipal”, recomenda-se deixar no ar apenas conteúdos prontos.</text:p>
        </text:list-item>
        <text:list-item>
          <text:p text:style-name="P32">O item do menu de navegação “Lei da Transparência” abre em uma nova janela sem avisar, recomenda-se a utilização de uma alerta na tela avisando o usuário para apertar “Ok” para continuar com a abertura da página ou “Cancelar”</text:p>
        </text:list-item>
        <text:list-item>
          <text:p text:style-name="P32">Recomenda-se a disponibilização de todos os documentos TOMWeb que não estão presentes no atual site.</text:p>
        </text:list-item>
      </text:list>
      <text:h text:style-name="P35" text:outline-level="1">5 Conclusão</text:h>
      <text:p text:style-name="ABNT_20_Fonte">Acredito que adoção da escala pode levar a uma melhora gradual dos portais de transparência, e de uma maneira mais ampla fortalecer o movimento em pról da transparência governamental no âmbito municipal. A aplicação da escala também permite comparações entre as prefeituras e a composição de um quadro brasileiro de transparência.</text:p>
      <text:p text:style-name="ABNT_20_Fonte">Deve-se atentar para o fato de que em estudo realizado com prefeituras da Região Administrativa Central do Estado de São Paulo, uma região composta por 26 municípios, as exigências para o cumprimento da Lei Complementar 131/09 não foram plenamente atendidas por nenhum município. De um total de 10 itens que as prefeituras deveriam divulgar pela internet, verificou-se que, “a quantidade de municípios que não apresentam nenhuma informação sobre finanças e compras públicas na web, na RA Central SP é de 7 (mais de um quarto do total). Os que apresentam entre 1 item e metade do total são 12. Cinco municípios apresentam de 6 a 8 itens” (PIRES, 2010bb)</text:p>
      <text:p text:style-name="ABNT_20_Fonte">Um fator importante para entender este efeito é que a lei não exige nenhum padrão de desenvolvimento, não há proposta sobre como cada prefeitura deve fazer para criar seu portal. A lei obriga o município a de desenvolver seus portais da transparência com suas próprias competências.</text:p>
      <text:p text:style-name="ABNT_20_Fonte">A Escala e-TOM sugere padrões e análises universais para verificar o cumprimento da lei e a qualidade dos portais de transparência. A adoção de padrões “diminui o tempo, o custo de desenvolvimento e manutenção das páginas. Além disso, a padronização desses ambientes acelera o processo de adaptação e migração para <text:soft-page-break/>tecnologias mais modernas, e ainda aumenta a qualidade da comunicação com a sociedade.” (Padroes E-GOV)</text:p>
      <text:p text:style-name="ABNT_20_Fonte"/>
      <text:h text:style-name="P35" text:outline-level="1">6 <text:bookmark-start text:name="h.ho19tg-2frqdy"/>Referências<text:bookmark-end text:name="h.ho19tg-2frqdy"/></text:h>
      <text:p text:style-name="ABTN_20_Referencia"><text:span text:style-name="Default_20_Paragraph_20_Font"><text:span text:style-name="T3">BRASIL. Lei Complementar n. 101, de 4 de maio de 2000. Disponível em: &lt;</text:span></text:span><text:a xlink:type="simple" xlink:href="http://www.google.com/url?q=http%3A%2F%2Fwww.planalto.gov.br%2Fccivil_03%2FLeis%2FLCP%2FLcp101.htm&amp;sa=D&amp;sntz=1&amp;usg=AFQjCNFTy-a1Rk-Os9FCu3_OOgQbe4wFtg"><text:span text:style-name="Default_20_Paragraph_20_Font"><text:span text:style-name="Default_20_Paragraph_20_Font"><text:span text:style-name="T3"> </text:span></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http</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www</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planalto</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gov</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br</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ccivil</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_03/</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Leis</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LCP</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Lcp</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101.</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htm</text:span></text:span></text:a><text:span text:style-name="Default_20_Paragraph_20_Font"><text:span text:style-name="T3">&gt;. Acesso em: 25 out 2010.</text:span></text:span></text:p>
      <text:p text:style-name="ABTN_20_Referencia"/>
      <text:p text:style-name="ABTN_20_Referencia"><text:span text:style-name="Default_20_Paragraph_20_Font"><text:span text:style-name="T3">_____</text:span></text:span><text:span text:style-name="Default_20_Paragraph_20_Font"><text:span text:style-name="T3">. Lei Complementar n. 131, de 27 de maio de 2009. Disponível em: &lt;</text:span></text:span><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3"> </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http</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www</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planalto</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gov</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br</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ccivil</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leis</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LCP</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Lcp</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131.</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htm</text:span></text:span></text:a><text:span text:style-name="Default_20_Paragraph_20_Font"><text:span text:style-name="T3">&gt;. Acesso em: 25 out 2010.</text:span></text:span></text:p>
      <text:p text:style-name="ABTN_20_Referencia"/>
      <text:p text:style-name="ABTN_20_Referencia"><text:span text:style-name="Default_20_Paragraph_20_Font"><text:span text:style-name="T3">_____. Ministério do Planejamento, Orçamento e Gestão. </text:span></text:span><text:span text:style-name="Default_20_Paragraph_20_Font"><text:span text:style-name="T2">E-mag Modelo de Acessibilidade em Governo Eletrônico</text:span></text:span><text:span text:style-name="Default_20_Paragraph_20_Font"><text:span text:style-name="T3">. novembro 2010b Disponível em : &lt;</text:span></text:span><text:a xlink:type="simple" xlink:href="http://www.google.com/url?q=https%3A%2F%2Fwww.governoeletronico.gov.br%2Facoes-e-projetos%2Fe-MAG&amp;sa=D&amp;sntz=1&amp;usg=AFQjCNGoHGn3QtocGuKkqc4BSaQFYIpP9A"><text:span text:style-name="Default_20_Paragraph_20_Font">https</text:span></text:a><text:a xlink:type="simple" xlink:href="http://www.google.com/url?q=https%3A%2F%2Fwww.governoeletronico.gov.br%2Facoes-e-projetos%2Fe-MAG&amp;sa=D&amp;sntz=1&amp;usg=AFQjCNGoHGn3QtocGuKkqc4BSaQFYIpP9A"><text:span text:style-name="Default_20_Paragraph_20_Font">://</text:span></text:a><text:a xlink:type="simple" xlink:href="http://www.google.com/url?q=https%3A%2F%2Fwww.governoeletronico.gov.br%2Facoes-e-projetos%2Fe-MAG&amp;sa=D&amp;sntz=1&amp;usg=AFQjCNGoHGn3QtocGuKkqc4BSaQFYIpP9A"><text:span text:style-name="Default_20_Paragraph_20_Font">www</text:span></text:a><text:a xlink:type="simple" xlink:href="http://www.google.com/url?q=https%3A%2F%2Fwww.governoeletronico.gov.br%2Facoes-e-projetos%2Fe-MAG&amp;sa=D&amp;sntz=1&amp;usg=AFQjCNGoHGn3QtocGuKkqc4BSaQFYIpP9A"><text:span text:style-name="Default_20_Paragraph_20_Font">.</text:span></text:a><text:a xlink:type="simple" xlink:href="http://www.google.com/url?q=https%3A%2F%2Fwww.governoeletronico.gov.br%2Facoes-e-projetos%2Fe-MAG&amp;sa=D&amp;sntz=1&amp;usg=AFQjCNGoHGn3QtocGuKkqc4BSaQFYIpP9A"><text:span text:style-name="Default_20_Paragraph_20_Font">governoeletronico</text:span></text:a><text:a xlink:type="simple" xlink:href="http://www.google.com/url?q=https%3A%2F%2Fwww.governoeletronico.gov.br%2Facoes-e-projetos%2Fe-MAG&amp;sa=D&amp;sntz=1&amp;usg=AFQjCNGoHGn3QtocGuKkqc4BSaQFYIpP9A"><text:span text:style-name="Default_20_Paragraph_20_Font">.</text:span></text:a><text:a xlink:type="simple" xlink:href="http://www.google.com/url?q=https%3A%2F%2Fwww.governoeletronico.gov.br%2Facoes-e-projetos%2Fe-MAG&amp;sa=D&amp;sntz=1&amp;usg=AFQjCNGoHGn3QtocGuKkqc4BSaQFYIpP9A"><text:span text:style-name="Default_20_Paragraph_20_Font">gov</text:span></text:a><text:a xlink:type="simple" xlink:href="http://www.google.com/url?q=https%3A%2F%2Fwww.governoeletronico.gov.br%2Facoes-e-projetos%2Fe-MAG&amp;sa=D&amp;sntz=1&amp;usg=AFQjCNGoHGn3QtocGuKkqc4BSaQFYIpP9A"><text:span text:style-name="Default_20_Paragraph_20_Font">.</text:span></text:a><text:a xlink:type="simple" xlink:href="http://www.google.com/url?q=https%3A%2F%2Fwww.governoeletronico.gov.br%2Facoes-e-projetos%2Fe-MAG&amp;sa=D&amp;sntz=1&amp;usg=AFQjCNGoHGn3QtocGuKkqc4BSaQFYIpP9A"><text:span text:style-name="Default_20_Paragraph_20_Font">br</text:span></text:a><text:a xlink:type="simple" xlink:href="http://www.google.com/url?q=https%3A%2F%2Fwww.governoeletronico.gov.br%2Facoes-e-projetos%2Fe-MAG&amp;sa=D&amp;sntz=1&amp;usg=AFQjCNGoHGn3QtocGuKkqc4BSaQFYIpP9A"><text:span text:style-name="Default_20_Paragraph_20_Font">/</text:span></text:a><text:a xlink:type="simple" xlink:href="http://www.google.com/url?q=https%3A%2F%2Fwww.governoeletronico.gov.br%2Facoes-e-projetos%2Fe-MAG&amp;sa=D&amp;sntz=1&amp;usg=AFQjCNGoHGn3QtocGuKkqc4BSaQFYIpP9A"><text:span text:style-name="Default_20_Paragraph_20_Font">acoes</text:span></text:a><text:a xlink:type="simple" xlink:href="http://www.google.com/url?q=https%3A%2F%2Fwww.governoeletronico.gov.br%2Facoes-e-projetos%2Fe-MAG&amp;sa=D&amp;sntz=1&amp;usg=AFQjCNGoHGn3QtocGuKkqc4BSaQFYIpP9A"><text:span text:style-name="Default_20_Paragraph_20_Font">-</text:span></text:a><text:a xlink:type="simple" xlink:href="http://www.google.com/url?q=https%3A%2F%2Fwww.governoeletronico.gov.br%2Facoes-e-projetos%2Fe-MAG&amp;sa=D&amp;sntz=1&amp;usg=AFQjCNGoHGn3QtocGuKkqc4BSaQFYIpP9A"><text:span text:style-name="Default_20_Paragraph_20_Font">e</text:span></text:a><text:a xlink:type="simple" xlink:href="http://www.google.com/url?q=https%3A%2F%2Fwww.governoeletronico.gov.br%2Facoes-e-projetos%2Fe-MAG&amp;sa=D&amp;sntz=1&amp;usg=AFQjCNGoHGn3QtocGuKkqc4BSaQFYIpP9A"><text:span text:style-name="Default_20_Paragraph_20_Font">-</text:span></text:a><text:a xlink:type="simple" xlink:href="http://www.google.com/url?q=https%3A%2F%2Fwww.governoeletronico.gov.br%2Facoes-e-projetos%2Fe-MAG&amp;sa=D&amp;sntz=1&amp;usg=AFQjCNGoHGn3QtocGuKkqc4BSaQFYIpP9A"><text:span text:style-name="Default_20_Paragraph_20_Font">projetos</text:span></text:a><text:a xlink:type="simple" xlink:href="http://www.google.com/url?q=https%3A%2F%2Fwww.governoeletronico.gov.br%2Facoes-e-projetos%2Fe-MAG&amp;sa=D&amp;sntz=1&amp;usg=AFQjCNGoHGn3QtocGuKkqc4BSaQFYIpP9A"><text:span text:style-name="Default_20_Paragraph_20_Font">/</text:span></text:a><text:a xlink:type="simple" xlink:href="http://www.google.com/url?q=https%3A%2F%2Fwww.governoeletronico.gov.br%2Facoes-e-projetos%2Fe-MAG&amp;sa=D&amp;sntz=1&amp;usg=AFQjCNGoHGn3QtocGuKkqc4BSaQFYIpP9A"><text:span text:style-name="Default_20_Paragraph_20_Font">e</text:span></text:a><text:a xlink:type="simple" xlink:href="http://www.google.com/url?q=https%3A%2F%2Fwww.governoeletronico.gov.br%2Facoes-e-projetos%2Fe-MAG&amp;sa=D&amp;sntz=1&amp;usg=AFQjCNGoHGn3QtocGuKkqc4BSaQFYIpP9A"><text:span text:style-name="Default_20_Paragraph_20_Font">-</text:span></text:a><text:a xlink:type="simple" xlink:href="http://www.google.com/url?q=https%3A%2F%2Fwww.governoeletronico.gov.br%2Facoes-e-projetos%2Fe-MAG&amp;sa=D&amp;sntz=1&amp;usg=AFQjCNGoHGn3QtocGuKkqc4BSaQFYIpP9A"><text:span text:style-name="Default_20_Paragraph_20_Font">MAG</text:span></text:a><text:span text:style-name="Default_20_Paragraph_20_Font"><text:span text:style-name="T3">&gt; Acesso em: 5 dez 2010.</text:span></text:span></text:p>
      <text:p text:style-name="ABTN_20_Referencia"><text:span text:style-name="Default_20_Paragraph_20_Font"><text:span text:style-name="T3"/></text:span></text:p>
      <text:p text:style-name="ABTN_20_Referencia"><text:span text:style-name="Default_20_Paragraph_20_Font"><text:span text:style-name="T3">_____. Ministério do Planejamento, Orçamento e Gestão, </text:span></text:span><text:span text:style-name="Default_20_Paragraph_20_Font"><text:span text:style-name="T2">Indicadores e Métricas para avaliação de e-Serviços</text:span></text:span><text:span text:style-name="Default_20_Paragraph_20_Font"><text:span text:style-name="T3">. 2007 Disponível em : &lt;</text:span></text:span><text:span text:style-name="Default_20_Paragraph_20_Font"><text:span text:style-name="T5">http://www.governoeletronico.gov.br/anexos/indicadores-e-metricas-para-avaliacao-de-e-servicos</text:span></text:span><text:span text:style-name="Default_20_Paragraph_20_Font"><text:span text:style-name="T3">&gt;Acesso em: 5 dez 2010.</text:span></text:span></text:p>
      <text:p text:style-name="ABTN_20_Referencia"><text:span text:style-name="Default_20_Paragraph_20_Font"><text:span text:style-name="T3"/></text:span></text:p>
      <text:p text:style-name="ABTN_20_Referencia"><text:span text:style-name="Default_20_Paragraph_20_Font"><text:span text:style-name="T3">_____. Ministério do Planejamento, Orçamento e Gestão. </text:span></text:span><text:span text:style-name="Default_20_Paragraph_20_Font"><text:span text:style-name="T2">Padrões Brasil e-Gov: </text:span></text:span></text:p>
      <text:p text:style-name="ABTN_20_Referencia"><text:span text:style-name="Default_20_Paragraph_20_Font"><text:span text:style-name="T3">Cartilha de Codificação, julho 2010a . Disponível em : &lt;</text:span></text:span><text:span text:style-name="Default_20_Paragraph_20_Font"><text:span text:style-name="T5">http://www.governoeletronico.gov.br/biblioteca/arquivos/padroes-brasil-e-gov-cartilha-de-codificacao</text:span></text:span><text:span text:style-name="Default_20_Paragraph_20_Font"><text:span text:style-name="T3">&gt; Acesso em: 10 dez 2010.</text:span></text:span></text:p>
      <text:p text:style-name="ABTN_20_Referencia"/>
      <text:p text:style-name="ABTN_20_Referencia"><text:span text:style-name="Default_20_Paragraph_20_Font"><text:span text:style-name="T3">FMI</text:span></text:span><text:span text:style-name="Default_20_Paragraph_20_Font"><text:span text:style-name="T3"> – </text:span></text:span><text:span text:style-name="Default_20_Paragraph_20_Font"><text:span text:style-name="T3">FUNDO</text:span></text:span><text:span text:style-name="Default_20_Paragraph_20_Font"><text:span text:style-name="T3"> </text:span></text:span><text:span text:style-name="Default_20_Paragraph_20_Font"><text:span text:style-name="T3">MONETÁRIO</text:span></text:span><text:span text:style-name="Default_20_Paragraph_20_Font"><text:span text:style-name="T3"> </text:span></text:span><text:span text:style-name="Default_20_Paragraph_20_Font"><text:span text:style-name="T3">INTERNACIONAL</text:span></text:span><text:span text:style-name="Default_20_Paragraph_20_Font"><text:span text:style-name="T3"> (</text:span></text:span><text:span text:style-name="Default_20_Paragraph_20_Font"><text:span text:style-name="T3">IMF</text:span></text:span><text:span text:style-name="Default_20_Paragraph_20_Font"><text:span text:style-name="T3"> – </text:span></text:span><text:span text:style-name="Default_20_Paragraph_20_Font"><text:span text:style-name="T3">International</text:span></text:span><text:span text:style-name="Default_20_Paragraph_20_Font"><text:span text:style-name="T3"> </text:span></text:span><text:span text:style-name="Default_20_Paragraph_20_Font"><text:span text:style-name="T3">Monetary</text:span></text:span><text:span text:style-name="Default_20_Paragraph_20_Font"><text:span text:style-name="T3"> </text:span></text:span><text:span text:style-name="Default_20_Paragraph_20_Font"><text:span text:style-name="T3">Fund</text:span></text:span><text:span text:style-name="Default_20_Paragraph_20_Font"><text:span text:style-name="T3">) </text:span></text:span><text:span text:style-name="Default_20_Paragraph_20_Font"><text:span text:style-name="T2">Manual</text:span></text:span><text:span text:style-name="Default_20_Paragraph_20_Font"><text:span text:style-name="T2"> </text:span></text:span><text:span text:style-name="Default_20_Paragraph_20_Font"><text:span text:style-name="T2">on</text:span></text:span><text:span text:style-name="Default_20_Paragraph_20_Font"><text:span text:style-name="T2"> </text:span></text:span><text:span text:style-name="Default_20_Paragraph_20_Font"><text:span text:style-name="T2">Fiscal</text:span></text:span><text:span text:style-name="Default_20_Paragraph_20_Font"><text:span text:style-name="T2"> </text:span></text:span><text:span text:style-name="Default_20_Paragraph_20_Font"><text:span text:style-name="T2">Transparency</text:span></text:span><text:span text:style-name="Default_20_Paragraph_20_Font"><text:span text:style-name="T3"> (1998, </text:span></text:span><text:span text:style-name="Default_20_Paragraph_20_Font"><text:span text:style-name="T3">Revised</text:span></text:span><text:span text:style-name="Default_20_Paragraph_20_Font"><text:span text:style-name="T3"> </text:span></text:span><text:span text:style-name="Default_20_Paragraph_20_Font"><text:span text:style-name="T3">Edition</text:span></text:span><text:span text:style-name="Default_20_Paragraph_20_Font"><text:span text:style-name="T3"> 2007). </text:span></text:span><text:span text:style-name="Default_20_Paragraph_20_Font"><text:span text:style-name="T3">Disponível</text:span></text:span><text:span text:style-name="Default_20_Paragraph_20_Font"><text:span text:style-name="T3"> </text:span></text:span><text:span text:style-name="Default_20_Paragraph_20_Font"><text:span text:style-name="T3">em</text:span></text:span><text:span text:style-name="Default_20_Paragraph_20_Font"><text:span text:style-name="T3">: &lt;</text:span></text:span><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3"> </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http</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www</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imf</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org</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external</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np</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pp</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2007/</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eng</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101907</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m</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pdf</text:span></text:span></text:span></text:a><text:span text:style-name="Default_20_Paragraph_20_Font"><text:span text:style-name="T3">.&gt; </text:span></text:span><text:span text:style-name="Default_20_Paragraph_20_Font"><text:span text:style-name="T3">Acesso</text:span></text:span><text:span text:style-name="Default_20_Paragraph_20_Font"><text:span text:style-name="T3"> </text:span></text:span><text:span text:style-name="Default_20_Paragraph_20_Font"><text:span text:style-name="T3">em</text:span></text:span><text:span text:style-name="Default_20_Paragraph_20_Font"><text:span text:style-name="T3">: 25 </text:span></text:span><text:span text:style-name="Default_20_Paragraph_20_Font"><text:span text:style-name="T3">out</text:span></text:span><text:span text:style-name="Default_20_Paragraph_20_Font"><text:span text:style-name="T3"> 2010.</text:span></text:span></text:p>
      <text:p text:style-name="ABTN_20_Referencia"/>
      <text:p text:style-name="ABTN_20_Referencia"><text:span text:style-name="Default_20_Paragraph_20_Font"><text:span text:style-name="T3">OCDE</text:span></text:span><text:span text:style-name="Default_20_Paragraph_20_Font"><text:span text:style-name="T3"> (2008). </text:span></text:span><text:span text:style-name="Default_20_Paragraph_20_Font"><text:span text:style-name="T2">Melhores</text:span></text:span><text:span text:style-name="Default_20_Paragraph_20_Font"><text:span text:style-name="T2"> </text:span></text:span><text:span text:style-name="Default_20_Paragraph_20_Font"><text:span text:style-name="T2">práticas</text:span></text:span><text:span text:style-name="Default_20_Paragraph_20_Font"><text:span text:style-name="T2"> </text:span></text:span><text:span text:style-name="Default_20_Paragraph_20_Font"><text:span text:style-name="T2">da</text:span></text:span><text:span text:style-name="Default_20_Paragraph_20_Font"><text:span text:style-name="T2"> </text:span></text:span><text:span text:style-name="Default_20_Paragraph_20_Font"><text:span text:style-name="T2">OCDE</text:span></text:span><text:span text:style-name="Default_20_Paragraph_20_Font"><text:span text:style-name="T2"> </text:span></text:span><text:span text:style-name="Default_20_Paragraph_20_Font"><text:span text:style-name="T2">para</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Transparência</text:span></text:span><text:span text:style-name="Default_20_Paragraph_20_Font"><text:span text:style-name="T2"> </text:span></text:span><text:span text:style-name="Default_20_Paragraph_20_Font"><text:span text:style-name="T2">Orçamentária</text:span></text:span><text:span text:style-name="Default_20_Paragraph_20_Font"><text:span text:style-name="T2">.</text:span></text:span><text:span text:style-name="Default_20_Paragraph_20_Font"><text:span text:style-name="T3"> </text:span></text:span><text:span text:style-name="Default_20_Paragraph_20_Font"><text:span text:style-name="T3">Disponível</text:span></text:span><text:span text:style-name="Default_20_Paragraph_20_Font"><text:span text:style-name="T3"> </text:span></text:span><text:span text:style-name="Default_20_Paragraph_20_Font"><text:span text:style-name="T3">em</text:span></text:span><text:span text:style-name="Default_20_Paragraph_20_Font"><text:span text:style-name="T3">: &lt;</text:span></text:span><text:a xlink:type="simple" xlink:href="http://www.google.com/url?q=http%3A%2F%2Fwww.oecd.org%2Fdataoecd%2F62%2F24%2F41549036.pdf&amp;sa=D&amp;sntz=1&amp;usg=AFQjCNEwWf6gEEsvLnSIQHR3y-CcVqD97g"><text:span text:style-name="Default_20_Paragraph_20_Font"><text:span text:style-name="Default_20_Paragraph_20_Font"><text:span text:style-name="T5">http</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www</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oecd</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org</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dataoecd</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62/24/41549036.</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pdf</text:span></text:span></text:span></text:a><text:span text:style-name="Default_20_Paragraph_20_Font"><text:span text:style-name="T3"> &gt; </text:span></text:span><text:span text:style-name="Default_20_Paragraph_20_Font"><text:span text:style-name="T3">Acesso</text:span></text:span><text:span text:style-name="Default_20_Paragraph_20_Font"><text:span text:style-name="T3"> </text:span></text:span><text:span text:style-name="Default_20_Paragraph_20_Font"><text:span text:style-name="T3">em</text:span></text:span><text:span text:style-name="Default_20_Paragraph_20_Font"><text:span text:style-name="T3">: 25 </text:span></text:span><text:span text:style-name="Default_20_Paragraph_20_Font"><text:span text:style-name="T3">out</text:span></text:span><text:span text:style-name="Default_20_Paragraph_20_Font"><text:span text:style-name="T3"> 2010.</text:span></text:span></text:p>
      <text:p text:style-name="ABTN_20_Referencia"/>
      <text:p text:style-name="ABTN_20_Referencia"><text:span text:style-name="Default_20_Paragraph_20_Font"><text:span text:style-name="T3">PIRES, VA. </text:span></text:span><text:span text:style-name="Default_20_Paragraph_20_Font"><text:span text:style-name="T2">Transparência Orçamentária Municipal via Internet (TOM Web) no contexto do revigoramento democrático e republicano</text:span></text:span><text:span text:style-name="Default_20_Paragraph_20_Font"><text:span text:style-name="T3">: uma proposta, Araraquara, 2010b. Disponível em: <text:s/></text:span></text:span><text:soft-page-break/><text:span text:style-name="Default_20_Paragraph_20_Font"><text:span text:style-name="T3">&lt;</text:span></text:span><text:a xlink:type="simple" xlink:href="http://www.esaf.fazenda.gov.br/esafsite/premios/SOF/sof_2010/arquivos/Tema_1_1_Lugar_Valdemir_Aparecido_Pires.pdf"><text:span text:style-name="Default_20_Paragraph_20_Font">http://www.esaf.fazenda.gov.br/esafsite/premios/SOF/sof_2010/arquivos/Tema_1_1_Lugar_Valdemir_Aparecido_Pires.pdf</text:span></text:a><text:span text:style-name="Default_20_Paragraph_20_Font"><text:span text:style-name="T3">&gt; Acesso em:17 jan 2011.</text:span></text:span></text:p>
      <text:p text:style-name="ABTN_20_Referencia"><text:span text:style-name="Default_20_Paragraph_20_Font"><text:span text:style-name="T3"/></text:span></text:p>
      <text:p text:style-name="ABTN_20_Referencia"><text:span text:style-name="Default_20_Paragraph_20_Font"><text:span text:style-name="T3">PIRES, TIBALA, COELHO</text:span></text:span><text:span text:style-name="Default_20_Paragraph_20_Font"><text:span text:style-name="T4">.</text:span></text:span><text:span text:style-name="Default_20_Paragraph_20_Font"><text:span text:style-name="T3"> </text:span></text:span><text:span text:style-name="Default_20_Paragraph_20_Font"><text:span text:style-name="T2">Transparência orçamentária municipal via web (TOM Web) após a Lei Complementar 131/09</text:span></text:span><text:span text:style-name="Default_20_Paragraph_20_Font"><text:span text:style-name="T3">: os casos da Região Administrativa Central do Estado de São Paulo. GPCGP UNESP Araraquara, 2010a</text:span></text:span></text:p>
      <text:p text:style-name="ABTN_20_Referencia"><text:span text:style-name="Default_20_Paragraph_20_Font"><text:span text:style-name="T3"/></text:span></text:p>
      <text:p text:style-name="ABTN_20_Referencia"><text:span text:style-name="Default_20_Paragraph_20_Font"><text:span text:style-name="T3">WIKIPEDIA. Desenvolvido pela Wikimedia Foundation. Apresenta conteúdo enciclopédico. Disponível em: &lt;</text:span></text:span><text:a xlink:type="simple" xlink:href="http://www.google.com/url?q=http%3A%2F%2Fpt.wikipedia.org%2Fwiki%2FS%25C3%25A3o_Carlos_(S%25C3%25A3o_Paulo)&amp;sa=D&amp;sntz=1&amp;usg=AFQjCNGrxy_Xda8HUd_49F7hrkF8WAL7UQ"><text:span text:style-name="Default_20_Paragraph_20_Font">http</text:span></text:a><text:a xlink:type="simple" xlink:href="http://www.google.com/url?q=http%3A%2F%2Fpt.wikipedia.org%2Fwiki%2FS%25C3%25A3o_Carlos_(S%25C3%25A3o_Paulo)&amp;sa=D&amp;sntz=1&amp;usg=AFQjCNGrxy_Xda8HUd_49F7hrkF8WAL7UQ"><text:span text:style-name="Default_20_Paragraph_20_Font">://</text:span></text:a><text:a xlink:type="simple" xlink:href="http://www.google.com/url?q=http%3A%2F%2Fpt.wikipedia.org%2Fwiki%2FS%25C3%25A3o_Carlos_(S%25C3%25A3o_Paulo)&amp;sa=D&amp;sntz=1&amp;usg=AFQjCNGrxy_Xda8HUd_49F7hrkF8WAL7UQ"><text:span text:style-name="Default_20_Paragraph_20_Font">pt</text:span></text:a><text:a xlink:type="simple" xlink:href="http://www.google.com/url?q=http%3A%2F%2Fpt.wikipedia.org%2Fwiki%2FS%25C3%25A3o_Carlos_(S%25C3%25A3o_Paulo)&amp;sa=D&amp;sntz=1&amp;usg=AFQjCNGrxy_Xda8HUd_49F7hrkF8WAL7UQ"><text:span text:style-name="Default_20_Paragraph_20_Font">.</text:span></text:a><text:a xlink:type="simple" xlink:href="http://www.google.com/url?q=http%3A%2F%2Fpt.wikipedia.org%2Fwiki%2FS%25C3%25A3o_Carlos_(S%25C3%25A3o_Paulo)&amp;sa=D&amp;sntz=1&amp;usg=AFQjCNGrxy_Xda8HUd_49F7hrkF8WAL7UQ"><text:span text:style-name="Default_20_Paragraph_20_Font">wikipedia</text:span></text:a><text:a xlink:type="simple" xlink:href="http://www.google.com/url?q=http%3A%2F%2Fpt.wikipedia.org%2Fwiki%2FS%25C3%25A3o_Carlos_(S%25C3%25A3o_Paulo)&amp;sa=D&amp;sntz=1&amp;usg=AFQjCNGrxy_Xda8HUd_49F7hrkF8WAL7UQ"><text:span text:style-name="Default_20_Paragraph_20_Font">.</text:span></text:a><text:a xlink:type="simple" xlink:href="http://www.google.com/url?q=http%3A%2F%2Fpt.wikipedia.org%2Fwiki%2FS%25C3%25A3o_Carlos_(S%25C3%25A3o_Paulo)&amp;sa=D&amp;sntz=1&amp;usg=AFQjCNGrxy_Xda8HUd_49F7hrkF8WAL7UQ"><text:span text:style-name="Default_20_Paragraph_20_Font">org</text:span></text:a><text:a xlink:type="simple" xlink:href="http://www.google.com/url?q=http%3A%2F%2Fpt.wikipedia.org%2Fwiki%2FS%25C3%25A3o_Carlos_(S%25C3%25A3o_Paulo)&amp;sa=D&amp;sntz=1&amp;usg=AFQjCNGrxy_Xda8HUd_49F7hrkF8WAL7UQ"><text:span text:style-name="Default_20_Paragraph_20_Font">/</text:span></text:a><text:a xlink:type="simple" xlink:href="http://www.google.com/url?q=http%3A%2F%2Fpt.wikipedia.org%2Fwiki%2FS%25C3%25A3o_Carlos_(S%25C3%25A3o_Paulo)&amp;sa=D&amp;sntz=1&amp;usg=AFQjCNGrxy_Xda8HUd_49F7hrkF8WAL7UQ"><text:span text:style-name="Default_20_Paragraph_20_Font">wiki</text:span></text:a><text:a xlink:type="simple" xlink:href="http://www.google.com/url?q=http%3A%2F%2Fpt.wikipedia.org%2Fwiki%2FS%25C3%25A3o_Carlos_(S%25C3%25A3o_Paulo)&amp;sa=D&amp;sntz=1&amp;usg=AFQjCNGrxy_Xda8HUd_49F7hrkF8WAL7UQ"><text:span text:style-name="Default_20_Paragraph_20_Font">/</text:span></text:a><text:a xlink:type="simple" xlink:href="http://www.google.com/url?q=http%3A%2F%2Fpt.wikipedia.org%2Fwiki%2FS%25C3%25A3o_Carlos_(S%25C3%25A3o_Paulo)&amp;sa=D&amp;sntz=1&amp;usg=AFQjCNGrxy_Xda8HUd_49F7hrkF8WAL7UQ"><text:span text:style-name="Default_20_Paragraph_20_Font">S</text:span></text:a><text:a xlink:type="simple" xlink:href="http://www.google.com/url?q=http%3A%2F%2Fpt.wikipedia.org%2Fwiki%2FS%25C3%25A3o_Carlos_(S%25C3%25A3o_Paulo)&amp;sa=D&amp;sntz=1&amp;usg=AFQjCNGrxy_Xda8HUd_49F7hrkF8WAL7UQ"><text:span text:style-name="Default_20_Paragraph_20_Font">%</text:span></text:a><text:a xlink:type="simple" xlink:href="http://www.google.com/url?q=http%3A%2F%2Fpt.wikipedia.org%2Fwiki%2FS%25C3%25A3o_Carlos_(S%25C3%25A3o_Paulo)&amp;sa=D&amp;sntz=1&amp;usg=AFQjCNGrxy_Xda8HUd_49F7hrkF8WAL7UQ"><text:span text:style-name="Default_20_Paragraph_20_Font">C</text:span></text:a><text:a xlink:type="simple" xlink:href="http://www.google.com/url?q=http%3A%2F%2Fpt.wikipedia.org%2Fwiki%2FS%25C3%25A3o_Carlos_(S%25C3%25A3o_Paulo)&amp;sa=D&amp;sntz=1&amp;usg=AFQjCNGrxy_Xda8HUd_49F7hrkF8WAL7UQ"><text:span text:style-name="Default_20_Paragraph_20_Font">3%</text:span></text:a><text:a xlink:type="simple" xlink:href="http://www.google.com/url?q=http%3A%2F%2Fpt.wikipedia.org%2Fwiki%2FS%25C3%25A3o_Carlos_(S%25C3%25A3o_Paulo)&amp;sa=D&amp;sntz=1&amp;usg=AFQjCNGrxy_Xda8HUd_49F7hrkF8WAL7UQ"><text:span text:style-name="Default_20_Paragraph_20_Font">A</text:span></text:a><text:a xlink:type="simple" xlink:href="http://www.google.com/url?q=http%3A%2F%2Fpt.wikipedia.org%2Fwiki%2FS%25C3%25A3o_Carlos_(S%25C3%25A3o_Paulo)&amp;sa=D&amp;sntz=1&amp;usg=AFQjCNGrxy_Xda8HUd_49F7hrkF8WAL7UQ"><text:span text:style-name="Default_20_Paragraph_20_Font">3</text:span></text:a><text:a xlink:type="simple" xlink:href="http://www.google.com/url?q=http%3A%2F%2Fpt.wikipedia.org%2Fwiki%2FS%25C3%25A3o_Carlos_(S%25C3%25A3o_Paulo)&amp;sa=D&amp;sntz=1&amp;usg=AFQjCNGrxy_Xda8HUd_49F7hrkF8WAL7UQ"><text:span text:style-name="Default_20_Paragraph_20_Font">o</text:span></text:a><text:a xlink:type="simple" xlink:href="http://www.google.com/url?q=http%3A%2F%2Fpt.wikipedia.org%2Fwiki%2FS%25C3%25A3o_Carlos_(S%25C3%25A3o_Paulo)&amp;sa=D&amp;sntz=1&amp;usg=AFQjCNGrxy_Xda8HUd_49F7hrkF8WAL7UQ"><text:span text:style-name="Default_20_Paragraph_20_Font">_</text:span></text:a><text:a xlink:type="simple" xlink:href="http://www.google.com/url?q=http%3A%2F%2Fpt.wikipedia.org%2Fwiki%2FS%25C3%25A3o_Carlos_(S%25C3%25A3o_Paulo)&amp;sa=D&amp;sntz=1&amp;usg=AFQjCNGrxy_Xda8HUd_49F7hrkF8WAL7UQ"><text:span text:style-name="Default_20_Paragraph_20_Font">Carlos</text:span></text:a><text:a xlink:type="simple" xlink:href="http://www.google.com/url?q=http%3A%2F%2Fpt.wikipedia.org%2Fwiki%2FS%25C3%25A3o_Carlos_(S%25C3%25A3o_Paulo)&amp;sa=D&amp;sntz=1&amp;usg=AFQjCNGrxy_Xda8HUd_49F7hrkF8WAL7UQ"><text:span text:style-name="Default_20_Paragraph_20_Font">_(</text:span></text:a><text:a xlink:type="simple" xlink:href="http://www.google.com/url?q=http%3A%2F%2Fpt.wikipedia.org%2Fwiki%2FS%25C3%25A3o_Carlos_(S%25C3%25A3o_Paulo)&amp;sa=D&amp;sntz=1&amp;usg=AFQjCNGrxy_Xda8HUd_49F7hrkF8WAL7UQ"><text:span text:style-name="Default_20_Paragraph_20_Font">S</text:span></text:a><text:a xlink:type="simple" xlink:href="http://www.google.com/url?q=http%3A%2F%2Fpt.wikipedia.org%2Fwiki%2FS%25C3%25A3o_Carlos_(S%25C3%25A3o_Paulo)&amp;sa=D&amp;sntz=1&amp;usg=AFQjCNGrxy_Xda8HUd_49F7hrkF8WAL7UQ"><text:span text:style-name="Default_20_Paragraph_20_Font">%</text:span></text:a><text:a xlink:type="simple" xlink:href="http://www.google.com/url?q=http%3A%2F%2Fpt.wikipedia.org%2Fwiki%2FS%25C3%25A3o_Carlos_(S%25C3%25A3o_Paulo)&amp;sa=D&amp;sntz=1&amp;usg=AFQjCNGrxy_Xda8HUd_49F7hrkF8WAL7UQ"><text:span text:style-name="Default_20_Paragraph_20_Font">C</text:span></text:a><text:a xlink:type="simple" xlink:href="http://www.google.com/url?q=http%3A%2F%2Fpt.wikipedia.org%2Fwiki%2FS%25C3%25A3o_Carlos_(S%25C3%25A3o_Paulo)&amp;sa=D&amp;sntz=1&amp;usg=AFQjCNGrxy_Xda8HUd_49F7hrkF8WAL7UQ"><text:span text:style-name="Default_20_Paragraph_20_Font">3%</text:span></text:a><text:a xlink:type="simple" xlink:href="http://www.google.com/url?q=http%3A%2F%2Fpt.wikipedia.org%2Fwiki%2FS%25C3%25A3o_Carlos_(S%25C3%25A3o_Paulo)&amp;sa=D&amp;sntz=1&amp;usg=AFQjCNGrxy_Xda8HUd_49F7hrkF8WAL7UQ"><text:span text:style-name="Default_20_Paragraph_20_Font">A</text:span></text:a><text:a xlink:type="simple" xlink:href="http://www.google.com/url?q=http%3A%2F%2Fpt.wikipedia.org%2Fwiki%2FS%25C3%25A3o_Carlos_(S%25C3%25A3o_Paulo)&amp;sa=D&amp;sntz=1&amp;usg=AFQjCNGrxy_Xda8HUd_49F7hrkF8WAL7UQ"><text:span text:style-name="Default_20_Paragraph_20_Font">3</text:span></text:a><text:a xlink:type="simple" xlink:href="http://www.google.com/url?q=http%3A%2F%2Fpt.wikipedia.org%2Fwiki%2FS%25C3%25A3o_Carlos_(S%25C3%25A3o_Paulo)&amp;sa=D&amp;sntz=1&amp;usg=AFQjCNGrxy_Xda8HUd_49F7hrkF8WAL7UQ"><text:span text:style-name="Default_20_Paragraph_20_Font">o</text:span></text:a><text:a xlink:type="simple" xlink:href="http://www.google.com/url?q=http%3A%2F%2Fpt.wikipedia.org%2Fwiki%2FS%25C3%25A3o_Carlos_(S%25C3%25A3o_Paulo)&amp;sa=D&amp;sntz=1&amp;usg=AFQjCNGrxy_Xda8HUd_49F7hrkF8WAL7UQ"><text:span text:style-name="Default_20_Paragraph_20_Font">_</text:span></text:a><text:a xlink:type="simple" xlink:href="http://www.google.com/url?q=http%3A%2F%2Fpt.wikipedia.org%2Fwiki%2FS%25C3%25A3o_Carlos_(S%25C3%25A3o_Paulo)&amp;sa=D&amp;sntz=1&amp;usg=AFQjCNGrxy_Xda8HUd_49F7hrkF8WAL7UQ"><text:span text:style-name="Default_20_Paragraph_20_Font">Paulo)</text:span></text:a><text:span text:style-name="Default_20_Paragraph_20_Font"><text:span text:style-name="T3">&gt;. Acesso em: 25 out 2010.</text:span></text:span></text:p>
      <text:p text:style-name="ABTN_20_Referencia"/>
      <text:h text:style-name="P35" text:outline-level="1">7 Apêndices</text:h>
      <text:h text:style-name="Heading_20_2" text:outline-level="2">APÊNDICE A – Link para mais informações</text:h>
      <text:p text:style-name="P1"><text:span text:style-name="Default_20_Paragraph_20_Font"><text:span text:style-name="T3">Acesse meu site pessoal para encontrar mais informações sobre o tema</text:span></text:span></text:p>
      <text:p text:style-name="ABNT_20_link"><text:a xlink:type="simple" xlink:href="http://www.franciscomatelli.com/etm">http://www.franciscomatelli.com/tom</text:a>web</text:p>
      <text:h text:style-name="P34" text:outline-level="2">APÊNDICE B – Questionário aplicado na cidade de São Carlos</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Parte 1 – Cumprimento legal, disponibilização de documentos TOMWeb</text:p>
          </table:table-cell>
          <table:table-cell table:style-name="Table3.B1" office:value-type="string">
            <text:p text:style-name="P9">Valor</text:p>
          </table:table-cell>
          <table:table-cell table:style-name="Table3.C1" office:value-type="string">
            <text:p text:style-name="P11">Soma</text:p>
          </table:table-cell>
        </table:table-row>
        <table:table-row table:style-name="Table3.1">
          <table:table-cell table:style-name="Table3.A2" office:value-type="string">
            <text:p text:style-name="P6">1 Planejamento Orçamentário</text:p>
          </table:table-cell>
          <table:table-cell table:style-name="Table3.B2" office:value-type="float" office:value="20">
            <text:p text:style-name="P4">20</text:p>
          </table:table-cell>
          <table:table-cell table:style-name="Table3.C2" office:value-type="float" office:value="12">
            <text:p text:style-name="P4">12</text:p>
          </table:table-cell>
        </table:table-row>
        <table:table-row table:style-name="Table3.1">
          <table:table-cell table:style-name="Table3.A2" office:value-type="string">
            <text:p text:style-name="Table_20_Contents">1.1 PPA - Plano Plurianual (do quadriênio em curso e do anterior) </text:p>
          </table:table-cell>
          <table:table-cell table:style-name="Table3.B2" office:value-type="float" office:value="4">
            <text:p text:style-name="P5">4</text:p>
          </table:table-cell>
          <table:table-cell table:style-name="Table3.C2" office:value-type="float" office:value="4">
            <text:p text:style-name="P5">4</text:p>
          </table:table-cell>
        </table:table-row>
        <table:table-row table:style-name="Table3.1">
          <table:table-cell table:style-name="Table3.A2" office:value-type="string">
            <text:p text:style-name="Table_20_Contents">1.2 LDO - Lei de Diretrizes Orçamentárias e Anexos de Metas Fiscais e de Riscos Fiscais (do ano em curso e dos 3 anteriores) </text:p>
          </table:table-cell>
          <table:table-cell table:style-name="Table3.B2" office:value-type="float" office:value="4">
            <text:p text:style-name="P5">4</text:p>
          </table:table-cell>
          <table:table-cell table:style-name="Table3.C2" office:value-type="float" office:value="4">
            <text:p text:style-name="P5">4</text:p>
          </table:table-cell>
        </table:table-row>
        <table:table-row table:style-name="Table3.1">
          <table:table-cell table:style-name="Table3.A2" office:value-type="string">
            <text:p text:style-name="Table_20_Contents">1.3 LOA - Lei Orçamentária Anual (do ano em curso e dos 3 anteriores) </text:p>
          </table:table-cell>
          <table:table-cell table:style-name="Table3.B2" office:value-type="float" office:value="4">
            <text:p text:style-name="P5">4</text:p>
          </table:table-cell>
          <table:table-cell table:style-name="Table3.C2" office:value-type="float" office:value="4">
            <text:p text:style-name="P5">4</text:p>
          </table:table-cell>
        </table:table-row>
        <table:table-row table:style-name="Table3.1">
          <table:table-cell table:style-name="Table3.A2" office:value-type="string">
            <text:p text:style-name="Table_20_Contents">1.4 Programação Financeira (do trimestre em curso e <text:s/>dos 2 anos anteriores)</text:p>
          </table:table-cell>
          <table:table-cell table:style-name="Table3.B2" office:value-type="float" office:value="4">
            <text:p text:style-name="P5">4</text:p>
          </table:table-cell>
          <table:table-cell table:style-name="Table3.C2" office:value-type="float" office:value="0">
            <text:p text:style-name="P5">0</text:p>
          </table:table-cell>
        </table:table-row>
        <table:table-row table:style-name="Table3.1">
          <table:table-cell table:style-name="Table3.A2" office:value-type="string">
            <text:p text:style-name="Table_20_Contents">1.5 Link ou informações sobre audiências públicas ou atividades similares (orçamento participativo, consultas etc.)</text:p>
          </table:table-cell>
          <table:table-cell table:style-name="Table3.B2" office:value-type="float" office:value="4">
            <text:p text:style-name="P5">4</text:p>
          </table:table-cell>
          <table:table-cell table:style-name="Table3.C2" office:value-type="float" office:value="0">
            <text:p text:style-name="P5">0</text:p>
          </table:table-cell>
        </table:table-row>
        <table:table-row table:style-name="Table3.1">
          <table:table-cell table:style-name="Table3.A8" office:value-type="string">
            <text:p text:style-name="P6">2 Execução Orçamentária</text:p>
          </table:table-cell>
          <table:table-cell table:style-name="Table3.B2" office:value-type="float" office:value="20">
            <text:p text:style-name="P4">20</text:p>
          </table:table-cell>
          <table:table-cell table:style-name="Table3.C2" office:value-type="float" office:value="12">
            <text:p text:style-name="P4">12</text:p>
          </table:table-cell>
        </table:table-row>
        <table:table-row table:style-name="Table3.1">
          <table:table-cell table:style-name="Table3.A2" office:value-type="string">
            <text:p text:style-name="Table_20_Contents"><text:span text:style-name="T6">2.1 Boletins de caixa (últimos </text:span>36 meses)</text:p>
          </table:table-cell>
          <table:table-cell table:style-name="Table3.B2" office:value-type="float" office:value="2">
            <text:p text:style-name="P5">2</text:p>
          </table:table-cell>
          <table:table-cell table:style-name="Table3.C2" office:value-type="float" office:value="2">
            <text:p text:style-name="P5">2</text:p>
          </table:table-cell>
        </table:table-row>
        <table:table-row table:style-name="Table3.1">
          <table:table-cell table:style-name="Table3.A2" office:value-type="string">
            <text:p text:style-name="P7">2.2 Relação de pagamentos efetuados - com nome do beneficiado, valor, item adquirido ou contratado, modalidade licitatória utilizada (últimos 36 meses)</text:p>
          </table:table-cell>
          <table:table-cell table:style-name="Table3.B2" office:value-type="float" office:value="2">
            <text:p text:style-name="P5">2</text:p>
          </table:table-cell>
          <table:table-cell table:style-name="Table3.C2" office:value-type="float" office:value="2">
            <text:p text:style-name="P5">2</text:p>
          </table:table-cell>
        </table:table-row>
        <table:table-row table:style-name="Table3.1">
          <table:table-cell table:style-name="Table3.A2" office:value-type="string">
            <text:p text:style-name="P7">2.3 Balancete mensal da receita por categorias econômicas e por fontes (dos últimos 36 meses)</text:p>
          </table:table-cell>
          <table:table-cell table:style-name="Table3.B2" office:value-type="float" office:value="2">
            <text:p text:style-name="P5">2</text:p>
          </table:table-cell>
          <table:table-cell table:style-name="Table3.C2" office:value-type="float" office:value="2">
            <text:p text:style-name="P5">2</text:p>
          </table:table-cell>
        </table:table-row>
        <table:table-row table:style-name="Table3.1">
          <table:table-cell table:style-name="Table3.A2" office:value-type="string">
            <text:p text:style-name="P7">2.4 Balancete mensal da despesa por categorias econômicas e por elementos, por unidades orçamentárias (últimos 36 meses)</text:p>
          </table:table-cell>
          <table:table-cell table:style-name="Table3.B2" office:value-type="float" office:value="2">
            <text:p text:style-name="P5">2</text:p>
          </table:table-cell>
          <table:table-cell table:style-name="Table3.C2" office:value-type="float" office:value="0">
            <text:p text:style-name="P5">0</text:p>
          </table:table-cell>
        </table:table-row>
        <table:table-row table:style-name="Table3.1">
          <table:table-cell table:style-name="Table3.A2" office:value-type="string">
            <text:p text:style-name="P7">2.5 RREO - Relatório Resumido da Execução Orçamentária (dos18 últimos bimestres)</text:p>
          </table:table-cell>
          <table:table-cell table:style-name="Table3.B2" office:value-type="float" office:value="2">
            <text:p text:style-name="P5">2</text:p>
          </table:table-cell>
          <table:table-cell table:style-name="Table3.C2" office:value-type="float" office:value="0">
            <text:p text:style-name="P5">0</text:p>
          </table:table-cell>
        </table:table-row>
        <table:table-row table:style-name="Table3.1">
          <table:table-cell table:style-name="Table3.A2" office:value-type="string">
            <text:p text:style-name="P7">2.6 RGF – Relatório de Gestão Fiscal (dos últimos 9 quadrimestres)</text:p>
          </table:table-cell>
          <table:table-cell table:style-name="Table3.B2" office:value-type="float" office:value="2">
            <text:p text:style-name="P5">2</text:p>
          </table:table-cell>
          <table:table-cell table:style-name="Table3.C2" office:value-type="float" office:value="0">
            <text:p text:style-name="P5">0</text:p>
          </table:table-cell>
        </table:table-row>
        <table:table-row table:style-name="Table3.1">
          <table:table-cell table:style-name="Table3.A2" office:value-type="string">
            <text:p text:style-name="P7">2.7 Demonstrativo do cumprimento do percentual mínimo de despesas com Saúde (dos últimos 6 semestres)</text:p>
          </table:table-cell>
          <table:table-cell table:style-name="Table3.B2" office:value-type="float" office:value="2">
            <text:p text:style-name="P5">2</text:p>
          </table:table-cell>
          <table:table-cell table:style-name="Table3.C2" office:value-type="float" office:value="2">
            <text:p text:style-name="P5">2</text:p>
          </table:table-cell>
        </table:table-row>
        <text:soft-page-break/>
        <table:table-row table:style-name="Table3.1">
          <table:table-cell table:style-name="Table3.A2" office:value-type="string">
            <text:p text:style-name="P7">2.8 Demonstrativo do cumprimento do percentual mínimo de despesas com Ensino(dos últimos 18 bimestres)</text:p>
          </table:table-cell>
          <table:table-cell table:style-name="Table3.B2" office:value-type="float" office:value="2">
            <text:p text:style-name="P5">2</text:p>
          </table:table-cell>
          <table:table-cell table:style-name="Table3.C2" office:value-type="float" office:value="2">
            <text:p text:style-name="P5">2</text:p>
          </table:table-cell>
        </table:table-row>
        <table:table-row table:style-name="Table3.1">
          <table:table-cell table:style-name="Table3.A2" office:value-type="string">
            <text:p text:style-name="P7">2.9 Balanços anuais (Orçamentário, Financeiro e Patrimonial) e Demonstração das Variações Patrimoniais (dos <text:s/>últimos 3 anos)</text:p>
          </table:table-cell>
          <table:table-cell table:style-name="Table3.B2" office:value-type="float" office:value="2">
            <text:p text:style-name="P5">2</text:p>
          </table:table-cell>
          <table:table-cell table:style-name="Table3.C2" office:value-type="float" office:value="0">
            <text:p text:style-name="P5">0</text:p>
          </table:table-cell>
        </table:table-row>
        <table:table-row table:style-name="Table3.1">
          <table:table-cell table:style-name="Table3.A2" office:value-type="string">
            <text:p text:style-name="P7">2.10 Pareceres do Tribunal de Contas e decisão do Legislativo sobre eles (dos últimos 3 anos)</text:p>
          </table:table-cell>
          <table:table-cell table:style-name="Table3.B2" office:value-type="float" office:value="2">
            <text:p text:style-name="P5">2</text:p>
          </table:table-cell>
          <table:table-cell table:style-name="Table3.C2" office:value-type="float" office:value="2">
            <text:p text:style-name="P5">2</text:p>
          </table:table-cell>
        </table:table-row>
        <table:table-row table:style-name="Table3.1">
          <table:table-cell table:style-name="Table3.A2" office:value-type="string">
            <text:p text:style-name="P3">3 Compras Públicas</text:p>
          </table:table-cell>
          <table:table-cell table:style-name="Table3.B2" office:value-type="float" office:value="20">
            <text:p text:style-name="P4">20</text:p>
          </table:table-cell>
          <table:table-cell table:style-name="Table3.C2" office:value-type="float" office:value="15">
            <text:p text:style-name="P4">15</text:p>
          </table:table-cell>
        </table:table-row>
        <table:table-row table:style-name="Table3.1">
          <table:table-cell table:style-name="Table3.A2" office:value-type="string">
            <text:p text:style-name="Table_20_Contents">3.1 Editais de licitação por modalidades tradicionais (concorrência, tomada de preço e carta-convite)</text:p>
          </table:table-cell>
          <table:table-cell table:style-name="Table3.B2" office:value-type="float" office:value="5">
            <text:p text:style-name="P5">5</text:p>
          </table:table-cell>
          <table:table-cell table:style-name="Table3.C2" office:value-type="float" office:value="5">
            <text:p text:style-name="P5">5</text:p>
          </table:table-cell>
        </table:table-row>
        <table:table-row table:style-name="Table3.1">
          <table:table-cell table:style-name="Table3.A2" office:value-type="string">
            <text:p text:style-name="Table_20_Contents">3.2 Editais de licitação através de pregão (presencial ou eletrônico)</text:p>
          </table:table-cell>
          <table:table-cell table:style-name="Table3.B2" office:value-type="float" office:value="5">
            <text:p text:style-name="P5">5</text:p>
          </table:table-cell>
          <table:table-cell table:style-name="Table3.C2" office:value-type="float" office:value="5">
            <text:p text:style-name="P5">5</text:p>
          </table:table-cell>
        </table:table-row>
        <table:table-row table:style-name="Table3.1">
          <table:table-cell table:style-name="Table3.A2" office:value-type="string">
            <text:p text:style-name="Table_20_Contents">3.3 Lista de aquisições por compra direta – com nome do beneficiado, valor, item adquirido ou contratado</text:p>
          </table:table-cell>
          <table:table-cell table:style-name="Table3.B2" office:value-type="float" office:value="5">
            <text:p text:style-name="P5">5</text:p>
          </table:table-cell>
          <table:table-cell table:style-name="Table3.C2" office:value-type="float" office:value="5">
            <text:p text:style-name="P5">5</text:p>
          </table:table-cell>
        </table:table-row>
        <table:table-row table:style-name="Table3.1">
          <table:table-cell table:style-name="Table3.A2" office:value-type="string">
            <text:p text:style-name="Table_20_Contents">3.4 Extrato de contratos adjudicados</text:p>
          </table:table-cell>
          <table:table-cell table:style-name="Table3.B2" office:value-type="float" office:value="5">
            <text:p text:style-name="P5">5</text:p>
          </table:table-cell>
          <table:table-cell table:style-name="Table3.C2" office:value-type="float" office:value="0">
            <text:p text:style-name="P5">0</text:p>
          </table:table-cell>
        </table:table-row>
        <table:table-row table:style-name="Table3.1">
          <table:table-cell table:style-name="Table3.A2" office:value-type="string">
            <text:p text:style-name="P12">Parte 2 – Diretrizes de usabilidade, acessibilidade e recursos adicionais</text:p>
          </table:table-cell>
          <table:table-cell table:style-name="Table3.A2" office:value-type="string">
            <text:p text:style-name="Table_20_Heading">Valor</text:p>
          </table:table-cell>
          <table:table-cell table:style-name="Table3.C24" office:value-type="string">
            <text:p text:style-name="Table_20_Heading">Soma</text:p>
          </table:table-cell>
        </table:table-row>
        <table:table-row table:style-name="Table3.1">
          <table:table-cell table:style-name="Table3.A8" office:value-type="string">
            <text:p text:style-name="P12">4 Usabilidade</text:p>
          </table:table-cell>
          <table:table-cell table:style-name="Table3.B2" office:value-type="float" office:value="20">
            <text:p text:style-name="Table_20_Heading">20</text:p>
          </table:table-cell>
          <table:table-cell table:style-name="Table3.C2" office:value-type="float" office:value="16">
            <text:p text:style-name="Table_20_Heading">16</text:p>
          </table:table-cell>
        </table:table-row>
        <table:table-row table:style-name="Table3.1">
          <table:table-cell table:style-name="Table3.A2" office:value-type="string">
            <text:p text:style-name="Table_20_Contents">4.1 Possuir um portal dedicado exclusivamente a transparência?</text:p>
          </table:table-cell>
          <table:table-cell table:style-name="Table3.B2" office:value-type="float" office:value="5">
            <text:p text:style-name="P5">5</text:p>
          </table:table-cell>
          <table:table-cell table:style-name="Table3.C2" office:value-type="float" office:value="4">
            <text:p text:style-name="P5">4</text:p>
          </table:table-cell>
        </table:table-row>
        <table:table-row table:style-name="Table3.1">
          <table:table-cell table:style-name="Table3.A2" office:value-type="string">
            <text:p text:style-name="P2">4.2 Existência de uniformidade/padrão de apresentação e formatos?</text:p>
          </table:table-cell>
          <table:table-cell table:style-name="Table3.B2" office:value-type="float" office:value="1">
            <text:p text:style-name="P5">1</text:p>
          </table:table-cell>
          <table:table-cell table:style-name="Table3.C2" office:value-type="float" office:value="1">
            <text:p text:style-name="P5">1</text:p>
          </table:table-cell>
        </table:table-row>
        <table:table-row table:style-name="Table3.1">
          <table:table-cell table:style-name="Table3.A2" office:value-type="string">
            <text:p text:style-name="P2">4.3 A estrutura de links é bonita(<text:span text:style-name="T11">pretty</text:span> <text:span text:style-name="T11">permalink</text:span>)? (o endereço URL deve ser uma frase que descreva a página, a data, a categoria, que o usuário saiba do que se trata sem necessitar visitar o site)</text:p>
          </table:table-cell>
          <table:table-cell table:style-name="Table3.B2" office:value-type="float" office:value="1">
            <text:p text:style-name="P5">1</text:p>
          </table:table-cell>
          <table:table-cell table:style-name="Table3.C2" office:value-type="float" office:value="1">
            <text:p text:style-name="P5">1</text:p>
          </table:table-cell>
        </table:table-row>
        <table:table-row table:style-name="Table3.1">
          <table:table-cell table:style-name="Table3.A2" office:value-type="string">
            <text:p text:style-name="P2">4.4 O site fornece a localização do usuário em um conjunto de páginas (<text:span text:style-name="T11">breadcumb</text:span>)? Exemplo: Você está em: Página inicial &gt; Downloads </text:p>
          </table:table-cell>
          <table:table-cell table:style-name="Table3.B2" office:value-type="float" office:value="1">
            <text:p text:style-name="P5">1</text:p>
          </table:table-cell>
          <table:table-cell table:style-name="Table3.C2" office:value-type="float" office:value="1">
            <text:p text:style-name="P5">1</text:p>
          </table:table-cell>
        </table:table-row>
        <table:table-row table:style-name="Table3.1">
          <table:table-cell table:style-name="Table3.A2" office:value-type="string">
            <text:p text:style-name="P2">4.5 Todos botões de navegação funcionam adequadamente (inexistência de link quebrado/duplicado)?</text:p>
          </table:table-cell>
          <table:table-cell table:style-name="Table3.B2" office:value-type="float" office:value="1">
            <text:p text:style-name="P5">1</text:p>
          </table:table-cell>
          <table:table-cell table:style-name="Table3.C2" office:value-type="float" office:value="1">
            <text:p text:style-name="P5">1</text:p>
          </table:table-cell>
        </table:table-row>
        <table:table-row table:style-name="Table3.1">
          <table:table-cell table:style-name="Table3.A2" office:value-type="string">
            <text:p text:style-name="Table_20_Contents">4.6 Todos botões de navegação abrem o conteúdo na mesma página de navegação?</text:p>
          </table:table-cell>
          <table:table-cell table:style-name="Table3.B2" office:value-type="float" office:value="1">
            <text:p text:style-name="P5">1</text:p>
          </table:table-cell>
          <table:table-cell table:style-name="Table3.C2" office:value-type="float" office:value="0">
            <text:p text:style-name="P5">0</text:p>
          </table:table-cell>
        </table:table-row>
        <table:table-row table:style-name="Table3.1">
          <table:table-cell table:style-name="Table3.A2" office:value-type="string">
            <text:p text:style-name="Table_20_Contents">4.7 Os links que abrem páginas externas avisam o usuário antes deste clicar?</text:p>
          </table:table-cell>
          <table:table-cell table:style-name="Table3.B2" office:value-type="float" office:value="1">
            <text:p text:style-name="P5">1</text:p>
          </table:table-cell>
          <table:table-cell table:style-name="Table3.C2" office:value-type="float" office:value="0">
            <text:p text:style-name="P5">0</text:p>
          </table:table-cell>
        </table:table-row>
        <table:table-row table:style-name="Table3.1">
          <table:table-cell table:style-name="Table3.A2" office:value-type="string">
            <text:p text:style-name="P2">4.8 Há um campo de busca no site, em todas as páginas? Incluindo a página de erro 404 </text:p>
          </table:table-cell>
          <table:table-cell table:style-name="Table3.B2" office:value-type="float" office:value="1">
            <text:p text:style-name="P5">1</text:p>
          </table:table-cell>
          <table:table-cell table:style-name="Table3.C2" office:value-type="float" office:value="0">
            <text:p text:style-name="P5">0</text:p>
          </table:table-cell>
        </table:table-row>
        <table:table-row table:style-name="Table3.1">
          <table:table-cell table:style-name="Table3.A2" office:value-type="string">
            <text:p text:style-name="P2">4.9 O resultado da busca é claro e de fácil acesso?</text:p>
          </table:table-cell>
          <table:table-cell table:style-name="Table3.B2" office:value-type="float" office:value="1">
            <text:p text:style-name="P5">1</text:p>
          </table:table-cell>
          <table:table-cell table:style-name="Table3.C2" office:value-type="float" office:value="0">
            <text:p text:style-name="P5">0</text:p>
          </table:table-cell>
        </table:table-row>
        <table:table-row table:style-name="Table3.1">
          <table:table-cell table:style-name="Table3.A2" office:value-type="string">
            <text:p text:style-name="P2">4.10 Todos os formulário funcionam adequadamente?</text:p>
          </table:table-cell>
          <table:table-cell table:style-name="Table3.B2" office:value-type="float" office:value="1">
            <text:p text:style-name="P5">1</text:p>
          </table:table-cell>
          <table:table-cell table:style-name="Table3.C2" office:value-type="float" office:value="0">
            <text:p text:style-name="P5">0</text:p>
          </table:table-cell>
        </table:table-row>
        <table:table-row table:style-name="Table3.1">
          <table:table-cell table:style-name="Table3.A2" office:value-type="string">
            <text:p text:style-name="P2">4.11 Existe o Mapa do site? </text:p>
          </table:table-cell>
          <table:table-cell table:style-name="Table3.B2" office:value-type="float" office:value="1">
            <text:p text:style-name="P5">1</text:p>
          </table:table-cell>
          <table:table-cell table:style-name="Table3.C2" office:value-type="float" office:value="1">
            <text:p text:style-name="P5">1</text:p>
          </table:table-cell>
        </table:table-row>
        <table:table-row table:style-name="Table3.1">
          <table:table-cell table:style-name="Table3.A2" office:value-type="string">
            <text:p text:style-name="P2">4.12 Até 3 cliques para chegar a informação?</text:p>
          </table:table-cell>
          <table:table-cell table:style-name="Table3.B2" office:value-type="float" office:value="1">
            <text:p text:style-name="P5">1</text:p>
          </table:table-cell>
          <table:table-cell table:style-name="Table3.C2" office:value-type="float" office:value="1">
            <text:p text:style-name="P5">1</text:p>
          </table:table-cell>
        </table:table-row>
        <text:soft-page-break/>
        <table:table-row table:style-name="Table3.1">
          <table:table-cell table:style-name="Table3.A2" office:value-type="string">
            <text:p text:style-name="P2">4;13 Avisa quando precisar abrir uma pop-up?</text:p>
          </table:table-cell>
          <table:table-cell table:style-name="Table3.B2" office:value-type="float" office:value="1">
            <text:p text:style-name="P5">1</text:p>
          </table:table-cell>
          <table:table-cell table:style-name="Table3.C2" office:value-type="float" office:value="1">
            <text:p text:style-name="P5">1</text:p>
          </table:table-cell>
        </table:table-row>
        <table:table-row table:style-name="Table3.1">
          <table:table-cell table:style-name="Table3.A2" office:value-type="string">
            <text:p text:style-name="P2">4.14 Os links de arquivos para download apresentam a extensão a qual são disponibilizados?</text:p>
          </table:table-cell>
          <table:table-cell table:style-name="Table3.B2" office:value-type="float" office:value="1">
            <text:p text:style-name="P5">1</text:p>
          </table:table-cell>
          <table:table-cell table:style-name="Table3.C2" office:value-type="float" office:value="0">
            <text:p text:style-name="P5">0</text:p>
          </table:table-cell>
        </table:table-row>
        <table:table-row table:style-name="Table3.1">
          <table:table-cell table:style-name="Table3.A2" office:value-type="string">
            <text:p text:style-name="P2">4.15 Os documentos disponibilizados permitem que seu conteúdo seja copiado?</text:p>
          </table:table-cell>
          <table:table-cell table:style-name="Table3.B2" office:value-type="float" office:value="1">
            <text:p text:style-name="P5">1</text:p>
          </table:table-cell>
          <table:table-cell table:style-name="Table3.C2" office:value-type="float" office:value="1">
            <text:p text:style-name="P5">1</text:p>
          </table:table-cell>
        </table:table-row>
        <table:table-row table:style-name="Table3.1">
          <table:table-cell table:style-name="Table3.A2" office:value-type="string">
            <text:p text:style-name="Table_20_Contents">4.16 Sobre a redação dos textos, a leitura das palavras e frases está sendo compreendida? Os parágrafos estão com um tamanho razoável?</text:p>
          </table:table-cell>
          <table:table-cell table:style-name="Table3.B2" office:value-type="float" office:value="1">
            <text:p text:style-name="P5">1</text:p>
          </table:table-cell>
          <table:table-cell table:style-name="Table3.C2" office:value-type="float" office:value="1">
            <text:p text:style-name="P5">1</text:p>
          </table:table-cell>
        </table:table-row>
        <table:table-row table:style-name="Table3.1">
          <table:table-cell table:style-name="Table3.A2" office:value-type="string">
            <text:p text:style-name="P2">4.17 Há indicação de responsáveis por atos administrativos?</text:p>
          </table:table-cell>
          <table:table-cell table:style-name="Table3.B2" office:value-type="float" office:value="1">
            <text:p text:style-name="P5">1</text:p>
          </table:table-cell>
          <table:table-cell table:style-name="Table3.C2" office:value-type="float" office:value="1">
            <text:p text:style-name="P5">1</text:p>
          </table:table-cell>
        </table:table-row>
        <table:table-row table:style-name="Table3.1">
          <table:table-cell table:style-name="Table3.A2" office:value-type="string">
            <text:p text:style-name="P2">4.18 O site possui opções para redimensionamento do texto? </text:p>
          </table:table-cell>
          <table:table-cell table:style-name="Table3.B2" office:value-type="float" office:value="1">
            <text:p text:style-name="P5">1</text:p>
          </table:table-cell>
          <table:table-cell table:style-name="Table3.C2" office:value-type="float" office:value="0">
            <text:p text:style-name="P5">0</text:p>
          </table:table-cell>
        </table:table-row>
        <table:table-row table:style-name="Table3.1">
          <table:table-cell table:style-name="Table3.A2" office:value-type="string">
            <text:p text:style-name="P2">4.19 A página de erro (404) é clara e possui um link para página inicial?</text:p>
          </table:table-cell>
          <table:table-cell table:style-name="Table3.B2" office:value-type="float" office:value="1">
            <text:p text:style-name="P5">1</text:p>
          </table:table-cell>
          <table:table-cell table:style-name="Table3.C2" office:value-type="float" office:value="1">
            <text:p text:style-name="P5">1</text:p>
          </table:table-cell>
        </table:table-row>
        <table:table-row table:style-name="Table3.1">
          <table:table-cell table:style-name="Table3.A2" office:value-type="string">
            <text:p text:style-name="P2">4.20 O site funciona da mesma maneira em qualquer navegador? (recomenda-se testar em dois ou mais.)</text:p>
          </table:table-cell>
          <table:table-cell table:style-name="Table3.B2" office:value-type="float" office:value="1">
            <text:p text:style-name="P5">1</text:p>
          </table:table-cell>
          <table:table-cell table:style-name="Table3.C2" office:value-type="float" office:value="1">
            <text:p text:style-name="P5">1</text:p>
          </table:table-cell>
        </table:table-row>
        <table:table-row table:style-name="Table3.1">
          <table:table-cell table:style-name="Table3.A2" office:value-type="string">
            <text:p text:style-name="P10">5 Recursos para interação com o usuário</text:p>
          </table:table-cell>
          <table:table-cell table:style-name="Table3.B2" office:value-type="float" office:value="20">
            <text:p text:style-name="P4">20</text:p>
          </table:table-cell>
          <table:table-cell table:style-name="Table3.C2" office:value-type="float" office:value="0">
            <text:p text:style-name="P4">0</text:p>
          </table:table-cell>
        </table:table-row>
        <table:table-row table:style-name="Table3.1">
          <table:table-cell table:style-name="Table3.A2" office:value-type="string">
            <text:p text:style-name="P2">5.1 Existem uma página para contato e feedback?</text:p>
          </table:table-cell>
          <table:table-cell table:style-name="Table3.B2" office:value-type="float" office:value="4">
            <text:p text:style-name="P5">4</text:p>
          </table:table-cell>
          <table:table-cell table:style-name="Table3.C2" office:value-type="float" office:value="0">
            <text:p text:style-name="P5">0</text:p>
          </table:table-cell>
        </table:table-row>
        <table:table-row table:style-name="Table3.1">
          <table:table-cell table:style-name="Table3.A2" office:value-type="string">
            <text:p text:style-name="P2">5.2 Existem indicadores de satisfação?</text:p>
          </table:table-cell>
          <table:table-cell table:style-name="Table3.B2" office:value-type="float" office:value="4">
            <text:p text:style-name="P5">4</text:p>
          </table:table-cell>
          <table:table-cell table:style-name="Table3.C2" office:value-type="float" office:value="0">
            <text:p text:style-name="P5">0</text:p>
          </table:table-cell>
        </table:table-row>
        <table:table-row table:style-name="Table3.1">
          <table:table-cell table:style-name="Table3.A2" office:value-type="string">
            <text:p text:style-name="P2">5.3 Existe iniciativas voltadas para educação orçamentária, como textos explicatívos ou vídeos?</text:p>
          </table:table-cell>
          <table:table-cell table:style-name="Table3.B2" office:value-type="float" office:value="4">
            <text:p text:style-name="P5">4</text:p>
          </table:table-cell>
          <table:table-cell table:style-name="Table3.C2" office:value-type="float" office:value="0">
            <text:p text:style-name="P5">0</text:p>
          </table:table-cell>
        </table:table-row>
        <table:table-row table:style-name="Table3.1">
          <table:table-cell table:style-name="Table3.A2" office:value-type="string">
            <text:p text:style-name="P2">5.4 O site possui uma página de ajuda, FAQ ou com dicas de navegação? </text:p>
          </table:table-cell>
          <table:table-cell table:style-name="Table3.B2" office:value-type="float" office:value="4">
            <text:p text:style-name="P5">4</text:p>
          </table:table-cell>
          <table:table-cell table:style-name="Table3.C2" office:value-type="float" office:value="0">
            <text:p text:style-name="P5">0</text:p>
          </table:table-cell>
        </table:table-row>
        <table:table-row table:style-name="Table3.1">
          <table:table-cell table:style-name="Table3.A2" office:value-type="string">
            <text:p text:style-name="P25">5.5 Existência de formas de contato das instituições e pessoas envolvidas, email, telefone, endereço?</text:p>
          </table:table-cell>
          <table:table-cell table:style-name="Table3.B2" office:value-type="float" office:value="4">
            <text:p text:style-name="P5">4</text:p>
          </table:table-cell>
          <table:table-cell table:style-name="Table3.C2" office:value-type="float" office:value="0">
            <text:p text:style-name="P5">0</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rmal_20_Table" style:display-name="Normal Table" style:family="paragraph"/>
    <style:style style:name="No_20_List" style:display-name="No List" style:family="paragraph"/>
    <style:style style:name="ListStyle" style:family="paragraph" style:parent-style-name="Standard">
      <style:paragraph-properties fo:margin-left="0cm" fo:margin-right="0cm" fo:line-height="150%" fo:text-indent="1.251cm" style:auto-text-indent="false" style:shadow="none">
        <style:tab-stops/>
      </style:paragraph-properties>
    </style:style>
    <style:style style:name="Text_20_body" style:display-name="Text body" style:family="paragraph" style:parent-style-name="Standard" style:class="text">
      <style:paragraph-properties fo:margin-top="0cm" fo:margin-bottom="0.212cm"/>
    </style:style>
    <style:style style:name="ABNT_20_Fonte" style:display-name="ABNT Fonte" style:family="paragraph" style:parent-style-name="ListStyle" style:class="text">
      <style:paragraph-properties fo:line-height="200%" fo:text-align="justify" style:justify-single-word="fals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Title" style:next-style-name="Text_20_body" style:default-outline-level="2" style:class="text" style:master-page-name="">
      <style:paragraph-properties fo:margin-left="0cm" fo:margin-right="0cm" fo:margin-top="1.251cm" fo:margin-bottom="1.251cm" fo:text-align="justify" style:justify-single-word="false" fo:text-indent="0cm" style:auto-text-indent="false" style:page-number="auto"/>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1.251cm" fo:text-indent="0cm" style:auto-text-indent="false" style:page-number="auto"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margin-top="0.42cm" fo:margin-bottom="1.251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1cm" style:type="right" style:leader-style="dotted" style:leader-text="."/>
        </style:tab-stops>
      </style:paragraph-properties>
      <style:text-properties fo:text-transform="uppercase" style:font-name="Arial1" fo:font-weight="bold"/>
    </style:style>
    <style:style style:name="Contents_20_2" style:display-name="Contents 2" style:family="paragraph" style:parent-style-name="Index" style:class="index" style:master-page-name="">
      <style:paragraph-properties fo:margin-left="0cm" fo:margin-right="0cm" fo:line-height="150%" fo:text-indent="0cm" style:auto-text-indent="false" style:page-number="auto">
        <style:tab-stops>
          <style:tab-stop style:position="16.011cm" style:type="right" style:leader-style="dotted" style:leader-text="."/>
        </style:tab-stops>
      </style:paragraph-properties>
      <style:text-properties style:font-name="Arial1"/>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margin-left="0.25cm" fo:margin-right="0cm" fo:margin-top="0.25cm" fo:margin-bottom="0.25cm" fo:line-height="150%" fo:text-indent="0cm" style:auto-text-indent="false" style:page-number="auto" text:number-lines="false" text:line-number="0"/>
      <style:text-properties style:font-name="Arial1" fo:font-size="10pt"/>
    </style:style>
    <style:style style:name="Table_20_Heading" style:display-name="Table Heading" style:family="paragraph" style:parent-style-name="Table_20_Contents" style:class="extra">
      <style:paragraph-properties fo:margin-top="0cm" fo:margin-bottom="0cm" fo:line-height="150%" fo:text-align="start" style:justify-single-word="false" text:number-lines="false" text:line-number="0"/>
      <style:text-properties style:font-name="Arial2" fo:font-weight="bold" style:font-weight-asian="bold" style:font-weight-complex="bold"/>
    </style:style>
    <style:style style:name="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294cm" style:type="center"/>
          <style:tab-stop style:position="16.589cm" style:type="right"/>
        </style:tab-stops>
      </style:paragraph-properties>
      <style:text-properties style:font-name="Arial1"/>
    </style:style>
    <style:style style:name="Header_20_right" style:display-name="Header right" style:family="paragraph" style:parent-style-name="Standard" style:class="extra" style:master-page-name="">
      <style:paragraph-properties style:page-number="auto" text:number-lines="false" text:line-number="0">
        <style:tab-stops>
          <style:tab-stop style:position="8.294cm" style:type="center"/>
          <style:tab-stop style:position="16.58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rame_20_contents" style:display-name="Frame contents" style:family="paragraph" style:parent-style-name="Text_20_body" style:class="extra"/>
    <style:style style:name="Citação_20_Longa" style:display-name="Citação Longa" style:family="paragraph" style:parent-style-name="Standard" style:class="text" style:master-page-name="">
      <style:paragraph-properties fo:margin-left="4.001cm" fo:margin-right="0cm" fo:margin-top="0cm" fo:margin-bottom="0cm" fo:line-height="150%" fo:text-align="justify" style:justify-single-word="false" fo:text-indent="0cm" style:auto-text-indent="false" style:page-number="auto"/>
      <style:text-properties style:font-name="Arial1" fo:font-size="10pt"/>
    </style:style>
    <style:style style:name="ABNT_20_link" style:display-name="ABNT link" style:family="paragraph" style:parent-style-name="ABNT_20_Fonte" style:class="text" style:master-page-name="">
      <style:paragraph-properties fo:margin-left="0cm" fo:margin-right="0cm" fo:text-indent="0cm" style:auto-text-indent="false" style:page-number="auto"/>
      <style:text-properties fo:color="#000080" style:text-underline-style="solid" style:text-underline-width="auto" style:text-underline-color="font-color"/>
    </style:style>
    <style:style style:name="ABTN_20_Referencia" style:display-name="ABTN Referencia" style:family="paragraph" style:parent-style-name="ABNT_20_Fonte" style:class="text">
      <style:paragraph-properties fo:line-height="150%"/>
    </style:style>
    <style:style style:name="ABNT_20_quadro" style:display-name="ABNT quadro" style:family="paragraph" style:parent-style-name="ABNT_20_Fonte" style:class="text" style:master-page-name="">
      <style:paragraph-properties fo:margin-left="0cm" fo:margin-right="0cm" fo:line-height="150%" fo:text-indent="0cm" style:auto-text-indent="false" style:page-number="auto" fo:background-color="transparent" style:shadow="none">
        <style:tab-stops/>
        <style:background-image/>
      </style:paragraph-properties>
      <style:text-properties fo:font-size="10pt"/>
    </style:style>
    <style:style style:name="Fonte_20_ABNT" style:display-name="Fonte ABNT" style:family="paragraph" style:parent-style-name="ListStyle" style:class="text">
      <style:paragraph-properties fo:line-height="200%" fo:text-align="justify" style:justify-single-word="false"/>
      <style:text-properties style:font-name="Arial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style:page-number="auto" fo:background-color="transparent" style:shadow="none">
        <style:tab-stops/>
        <style:background-image/>
      </style:paragraph-properties>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LS_5f_3_5f_0" style:num-suffix="." style:num-format="1">
        <style:list-level-properties text:space-before="0.635cm" text:min-label-width="0.635cm"/>
      </text:list-level-style-number>
      <text:list-level-style-number text:level="2" text:style-name="LLS_5f_3_5f_1" style:num-suffix="." style:num-format="a">
        <style:list-level-properties text:space-before="1.905cm" text:min-label-width="0.635cm"/>
      </text:list-level-style-number>
      <text:list-level-style-number text:level="3" text:style-name="LLS_5f_3_5f_2" style:num-suffix="." style:num-format="i">
        <style:list-level-properties text:min-label-width="3.81cm" text:min-label-distance="0.318cm" fo:text-align="end"/>
      </text:list-level-style-number>
      <text:list-level-style-number text:level="4" text:style-name="LLS_5f_3_5f_3" style:num-suffix="." style:num-format="1">
        <style:list-level-properties text:space-before="4.445cm" text:min-label-width="0.635cm"/>
      </text:list-level-style-number>
      <text:list-level-style-number text:level="5" text:style-name="LLS_5f_3_5f_4" style:num-suffix="." style:num-format="a">
        <style:list-level-properties text:space-before="5.715cm" text:min-label-width="0.635cm"/>
      </text:list-level-style-number>
      <text:list-level-style-number text:level="6" text:style-name="LLS_5f_3_5f_5" style:num-suffix="." style:num-format="i">
        <style:list-level-properties text:min-label-width="7.62cm" text:min-label-distance="0.318cm" fo:text-align="end"/>
      </text:list-level-style-number>
      <text:list-level-style-number text:level="7" text:style-name="LLS_5f_3_5f_6" style:num-suffix="." style:num-format="1">
        <style:list-level-properties text:space-before="8.255cm" text:min-label-width="0.635cm"/>
      </text:list-level-style-number>
      <text:list-level-style-number text:level="8" text:style-name="LLS_5f_3_5f_7" style:num-suffix="." style:num-format="a">
        <style:list-level-properties text:space-before="9.525cm" text:min-label-width="0.635cm"/>
      </text:list-level-style-number>
      <text:list-level-style-number text:level="9" text:style-name="LLS_5f_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2.699cm" fo:page-height="11.4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text:page-number text:select-page="current">31</text:page-number></text:p>
      </style:head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Francisco Matelli</dc:creator>
    <meta:editing-cycles>145</meta:editing-cycles>
    <dc:date>2011-01-20T01:33:39</dc:date>
    <meta:editing-duration>PT56H41M40S</meta:editing-duration>
    <meta:printed-by>Francisco Matelli</meta:printed-by>
    <meta:print-date>2010-12-10T10:35:32</meta:print-date>
    <meta:document-statistic meta:table-count="6" meta:image-count="0" meta:object-count="2" meta:page-count="31" meta:paragraph-count="498" meta:word-count="5755" meta:character-count="369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8pt" style:font-size-complex="8pt"/>
    </style:style>
    <style:style style:name="ch3" style:family="chart">
      <style:chart-properties chart:stacked="true"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maximum="100"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data-style-name="N0">
      <style:chart-properties chart:link-data-style-to-source="false"/>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368cm" svg:height="8.438cm" xlink:href="." chart:class="chart:bar" chart:style-name="ch1">
        <chart:legend chart:legend-position="end" svg:x="8.066cm" svg:y="0.536cm" chart:style-name="ch2"/>
        <chart:plot-area chart:style-name="ch3" chart:data-source-has-labels="both" svg:x="1.41cm" svg:y="0.321cm" svg:width="6.101cm" svg:height="7.922cm">
          <chart:axis chart:dimension="x" chart:name="primary-x" chart:style-name="ch4">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arte 1 - Cumprimento legal, disponibilização de documentos TOMWeb</text:p>
              </table:table-cell>
              <table:table-cell office:value-type="string">
                <text:p>Parte 2 - Diretrizes de usabilidade, acessibilidade e recursos adicionais</text:p>
              </table:table-cell>
            </table:table-row>
          </table:table-header-rows>
          <table:table-rows>
            <table:table-row>
              <table:table-cell office:value-type="string">
                <text:p/>
              </table:table-cell>
              <table:table-cell office:value-type="float" office:value="39">
                <text:p>39</text:p>
              </table:table-cell>
              <table:table-cell office:value-type="float" office:value="16">
                <text:p>1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maximum="20" chart:interval-major="1"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data-style-name="N0">
      <style:chart-properties chart:link-data-style-to-source="false"/>
      <style:graphic-properties draw:fill-color="#ff420e"/>
      <style:text-properties fo:font-size="6pt" style:font-size-asian="6pt" style:font-size-complex="6pt"/>
    </style:style>
    <style:style style:name="ch9" style:family="chart" style:data-style-name="N0">
      <style:chart-properties chart:link-data-style-to-source="false"/>
      <style:graphic-properties draw:fill-color="#ffd320"/>
      <style:text-properties fo:font-size="6pt" style:font-size-asian="6pt" style:font-size-complex="6pt"/>
    </style:style>
    <style:style style:name="ch10" style:family="chart" style:data-style-name="N0">
      <style:chart-properties chart:link-data-style-to-source="false"/>
      <style:graphic-properties draw:fill-color="#579d1c"/>
      <style:text-properties fo:font-size="6pt" style:font-size-asian="6pt" style:font-size-complex="6pt"/>
    </style:style>
    <style:style style:name="ch11" style:family="chart" style:data-style-name="N0">
      <style:chart-properties chart:link-data-style-to-source="false"/>
      <style:graphic-properties draw:fill-color="#7e0021"/>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589cm" svg:height="9.999cm" xlink:href="." chart:class="chart:bar" chart:style-name="ch1">
        <chart:legend chart:legend-position="end" svg:x="12.407cm" svg:y="3.649cm" chart:style-name="ch2"/>
        <chart:plot-area chart:style-name="ch3" chart:data-source-has-labels="both" svg:x="0.331cm" svg:y="0.199cm" svg:width="11.746cm" svg:height="9.402cm">
          <chart:axis chart:dimension="x" chart:name="primary-x" chart:style-name="ch4">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Planejamento Orçamentário</text:p>
              </table:table-cell>
              <table:table-cell office:value-type="string">
                <text:p>Execução Orçamentária</text:p>
              </table:table-cell>
              <table:table-cell office:value-type="string">
                <text:p>Compras Públicas</text:p>
              </table:table-cell>
              <table:table-cell office:value-type="string">
                <text:p>Usabilidade</text:p>
              </table:table-cell>
              <table:table-cell office:value-type="string">
                <text:p>Recursos para interação com o usuário</text:p>
              </table:table-cell>
            </table:table-row>
          </table:table-header-rows>
          <table:table-rows>
            <table:table-row>
              <table:table-cell office:value-type="string">
                <text:p/>
              </table:table-cell>
              <table:table-cell office:value-type="float" office:value="12">
                <text:p>12</text:p>
              </table:table-cell>
              <table:table-cell office:value-type="float" office:value="12">
                <text:p>12</text:p>
              </table:table-cell>
              <table:table-cell office:value-type="float" office:value="15">
                <text:p>15</text:p>
              </table:table-cell>
              <table:table-cell office:value-type="float" office:value="16">
                <text:p>1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